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046cm" loext:contextual-spacing="false"/>
      <style:text-properties style:font-name="Times New Roman" fo:font-size="13pt" fo:language="it" fo:country="IT" fo:font-style="normal" fo:font-weight="bold" officeooo:rsid="001dcff2" officeooo:paragraph-rsid="001dcff2" style:font-size-asian="13pt" style:font-weight-asian="bold" style:font-size-complex="13pt" style:font-weight-complex="bold"/>
    </style:style>
    <style:style style:name="P2" style:family="paragraph" style:parent-style-name="Text_20_body">
      <style:paragraph-properties fo:margin-top="0cm" fo:margin-bottom="0.046cm" loext:contextual-spacing="false"/>
      <style:text-properties style:font-name="Times New Roman" fo:font-size="13pt" fo:language="it" fo:country="IT" fo:font-style="normal" fo:font-weight="normal" officeooo:rsid="001dcff2" officeooo:paragraph-rsid="001dcff2" style:font-size-asian="13pt" style:font-weight-asian="normal" style:font-size-complex="13pt" style:font-weight-complex="normal"/>
    </style:style>
    <style:style style:name="P3" style:family="paragraph" style:parent-style-name="Text_20_body">
      <style:paragraph-properties fo:margin-top="0cm" fo:margin-bottom="0.046cm" loext:contextual-spacing="false"/>
      <style:text-properties style:font-name="Times New Roman" fo:font-size="13pt" fo:language="it" fo:country="IT" fo:font-style="normal" fo:font-weight="normal" officeooo:rsid="0055aa6d" officeooo:paragraph-rsid="0055aa6d" style:font-size-asian="13pt" style:font-weight-asian="normal" style:font-size-complex="13pt" style:font-weight-complex="normal"/>
    </style:style>
    <style:style style:name="P4" style:family="paragraph" style:parent-style-name="Text_20_body">
      <style:paragraph-properties fo:margin-top="0cm" fo:margin-bottom="0.046cm" loext:contextual-spacing="false"/>
      <style:text-properties style:font-name="Times New Roman" fo:font-size="13pt" fo:language="it" fo:country="IT" fo:font-style="normal" fo:font-weight="normal" officeooo:rsid="00602648" officeooo:paragraph-rsid="00602648" style:font-size-asian="13pt" style:font-weight-asian="normal" style:font-size-complex="13pt" style:font-weight-complex="normal"/>
    </style:style>
    <style:style style:name="P5" style:family="paragraph" style:parent-style-name="Text_20_body">
      <style:paragraph-properties fo:margin-top="0cm" fo:margin-bottom="0.046cm" loext:contextual-spacing="false"/>
      <style:text-properties style:font-name="Times New Roman" fo:font-size="15pt" fo:language="it" fo:country="IT" fo:font-style="normal" fo:font-weight="bold" officeooo:rsid="001dcff2" officeooo:paragraph-rsid="003a593d" style:font-size-asian="15pt" style:font-weight-asian="bold" style:font-size-complex="15pt" style:font-weight-complex="bold"/>
    </style:style>
    <style:style style:name="P6" style:family="paragraph" style:parent-style-name="Text_20_body">
      <style:paragraph-properties fo:margin-top="0cm" fo:margin-bottom="0.046cm" loext:contextual-spacing="false"/>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7" style:family="paragraph" style:parent-style-name="Text_20_body">
      <style:paragraph-properties fo:margin-top="0cm" fo:margin-bottom="0.046cm" loext:contextual-spacing="false" fo:text-align="center" style:justify-single-word="false"/>
      <style:text-properties style:font-name="Times New Roman" fo:font-size="32pt" fo:language="it" fo:country="IT" fo:font-style="normal" fo:font-weight="normal" officeooo:rsid="003b018f" officeooo:paragraph-rsid="003b018f" style:font-size-asian="32pt" style:font-weight-asian="normal" style:font-size-complex="32pt" style:font-weight-complex="normal"/>
    </style:style>
    <style:style style:name="P8" style:family="paragraph" style:parent-style-name="Text_20_body">
      <style:paragraph-properties fo:margin-top="0cm" fo:margin-bottom="0.046cm" loext:contextual-spacing="false" fo:text-align="center" style:justify-single-word="false"/>
      <style:text-properties style:font-name="Times New Roman" fo:font-size="32pt" fo:language="it" fo:country="IT" fo:font-style="normal" fo:font-weight="normal" officeooo:rsid="003b018f" officeooo:paragraph-rsid="003a593d" style:font-size-asian="32pt" style:font-weight-asian="normal" style:font-size-complex="32pt" style:font-weight-complex="normal"/>
    </style:style>
    <style:style style:name="P9" style:family="paragraph" style:parent-style-name="Text_20_body">
      <style:paragraph-properties fo:margin-top="0cm" fo:margin-bottom="0.046cm" loext:contextual-spacing="false" fo:text-align="center" style:justify-single-word="false"/>
      <style:text-properties style:font-name="Times New Roman" fo:font-size="24pt" fo:language="it" fo:country="IT" fo:font-style="normal" fo:font-weight="normal" officeooo:rsid="003b018f" officeooo:paragraph-rsid="003b018f" style:font-size-asian="21pt" style:font-weight-asian="normal" style:font-size-complex="24pt" style:font-weight-complex="normal"/>
    </style:style>
    <style:style style:name="P10" style:family="paragraph" style:parent-style-name="Text_20_body">
      <style:paragraph-properties fo:margin-top="0cm" fo:margin-bottom="0.046cm" loext:contextual-spacing="false" fo:text-align="center" style:justify-single-word="false"/>
      <style:text-properties style:font-name="Times New Roman" fo:font-size="24pt" fo:language="it" fo:country="IT" fo:font-style="normal" fo:font-weight="normal" officeooo:rsid="003d5b03" officeooo:paragraph-rsid="003d5b03" style:font-size-asian="21pt" style:font-weight-asian="normal" style:font-size-complex="24pt" style:font-weight-complex="normal"/>
    </style:style>
    <style:style style:name="P11" style:family="paragraph" style:parent-style-name="Text_20_body">
      <style:paragraph-properties fo:margin-top="0cm" fo:margin-bottom="0.046cm" loext:contextual-spacing="false"/>
      <style:text-properties fo:font-size="15pt" fo:language="it" fo:country="IT" fo:font-weight="bold" officeooo:rsid="000b5a3e" officeooo:paragraph-rsid="000b5a3e" style:font-size-asian="15pt" style:font-weight-asian="bold" style:font-size-complex="15pt" style:font-weight-complex="bold"/>
    </style:style>
    <style:style style:name="P12" style:family="paragraph" style:parent-style-name="Standard">
      <style:text-properties style:font-name="Times New Roman" fo:font-size="12pt" fo:language="it" fo:country="IT" fo:font-weight="normal" officeooo:rsid="0044daa0" officeooo:paragraph-rsid="0044daa0" style:font-size-asian="10.5pt" style:font-weight-asian="normal" style:font-size-complex="12pt" style:font-weight-complex="normal"/>
    </style:style>
    <style:style style:name="P13" style:family="paragraph" style:parent-style-name="Standard">
      <style:text-properties style:font-name="Times New Roman" fo:font-size="12pt" fo:language="it" fo:country="IT" fo:font-weight="normal" officeooo:rsid="0036688a" officeooo:paragraph-rsid="0036688a" style:font-size-asian="10.5pt" style:font-weight-asian="normal" style:font-size-complex="12pt" style:font-weight-complex="normal"/>
    </style:style>
    <style:style style:name="P14" style:family="paragraph" style:parent-style-name="Standard">
      <style:text-properties style:font-name="Times New Roman" fo:font-size="12pt" fo:language="it" fo:country="IT" fo:font-weight="normal" officeooo:rsid="0036da47" officeooo:paragraph-rsid="0036da47" style:font-size-asian="10.5pt" style:font-weight-asian="normal" style:font-size-complex="12pt" style:font-weight-complex="normal"/>
    </style:style>
    <style:style style:name="P15" style:family="paragraph" style:parent-style-name="Standard">
      <style:text-properties style:font-name="Times New Roman" fo:font-size="12pt" fo:language="it" fo:country="IT" fo:font-weight="normal" officeooo:rsid="0036da47" officeooo:paragraph-rsid="003836fe" style:font-size-asian="10.5pt" style:font-weight-asian="normal" style:font-size-complex="12pt" style:font-weight-complex="normal"/>
    </style:style>
    <style:style style:name="P16" style:family="paragraph" style:parent-style-name="Standard">
      <style:text-properties style:font-name="Times New Roman" fo:font-size="12pt" fo:language="it" fo:country="IT" fo:font-weight="normal" officeooo:rsid="003836fe" officeooo:paragraph-rsid="003836fe" style:font-size-asian="10.5pt" style:font-weight-asian="normal" style:font-size-complex="12pt" style:font-weight-complex="normal"/>
    </style:style>
    <style:style style:name="P17"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18" style:family="paragraph" style:parent-style-name="Standard">
      <style:text-properties style:font-name="Times New Roman" fo:font-size="12pt" fo:language="it" fo:country="IT" fo:font-weight="normal" officeooo:rsid="00397d54" officeooo:paragraph-rsid="00aaf731" style:font-size-asian="10.5pt" style:font-weight-asian="normal" style:font-size-complex="12pt" style:font-weight-complex="normal"/>
    </style:style>
    <style:style style:name="P19" style:family="paragraph" style:parent-style-name="Standard">
      <style:text-properties style:font-name="Times New Roman" fo:font-size="12pt" fo:language="it" fo:country="IT" fo:font-weight="normal" officeooo:rsid="0042defb" officeooo:paragraph-rsid="0042ce2a" style:font-size-asian="10.5pt" style:font-weight-asian="normal" style:font-size-complex="12pt" style:font-weight-complex="normal"/>
    </style:style>
    <style:style style:name="P20" style:family="paragraph" style:parent-style-name="Standard">
      <style:text-properties style:font-name="Times New Roman" fo:font-size="12pt" fo:language="it" fo:country="IT" fo:font-weight="normal" officeooo:rsid="0042defb" officeooo:paragraph-rsid="0044daa0" style:font-size-asian="10.5pt" style:font-weight-asian="normal" style:font-size-complex="12pt" style:font-weight-complex="normal"/>
    </style:style>
    <style:style style:name="P21" style:family="paragraph" style:parent-style-name="Standard">
      <style:text-properties style:font-name="Times New Roman" fo:font-size="12pt" fo:language="it" fo:country="IT" fo:font-weight="normal" officeooo:rsid="0042defb" officeooo:paragraph-rsid="00aaf731" style:font-size-asian="10.5pt" style:font-weight-asian="normal" style:font-size-complex="12pt" style:font-weight-complex="normal"/>
    </style:style>
    <style:style style:name="P22" style:family="paragraph" style:parent-style-name="Standard">
      <style:text-properties style:font-name="Times New Roman" fo:font-size="12pt" fo:language="it" fo:country="IT" fo:font-weight="normal" officeooo:rsid="0042ce2a" officeooo:paragraph-rsid="0042ce2a" style:font-size-asian="10.5pt" style:font-weight-asian="normal" style:font-size-complex="12pt" style:font-weight-complex="normal"/>
    </style:style>
    <style:style style:name="P23" style:family="paragraph" style:parent-style-name="Standard">
      <style:text-properties style:font-name="Times New Roman" fo:font-size="12pt" fo:language="it" fo:country="IT" fo:font-weight="normal" officeooo:rsid="0045adfc" officeooo:paragraph-rsid="0044daa0" style:font-size-asian="10.5pt" style:font-weight-asian="normal" style:font-size-complex="12pt" style:font-weight-complex="normal"/>
    </style:style>
    <style:style style:name="P24" style:family="paragraph" style:parent-style-name="Standard">
      <style:text-properties style:font-name="Times New Roman" fo:font-size="12pt" fo:language="it" fo:country="IT" fo:font-weight="normal" officeooo:rsid="0045adfc" officeooo:paragraph-rsid="0045adfc" style:font-size-asian="10.5pt" style:font-weight-asian="normal" style:font-size-complex="12pt" style:font-weight-complex="normal"/>
    </style:style>
    <style:style style:name="P25" style:family="paragraph" style:parent-style-name="Standard">
      <style:text-properties style:font-name="Times New Roman" fo:font-size="12pt" fo:language="it" fo:country="IT" fo:font-weight="normal" officeooo:rsid="0047488f" officeooo:paragraph-rsid="0047488f" style:font-size-asian="10.5pt" style:font-weight-asian="normal" style:font-size-complex="12pt" style:font-weight-complex="normal"/>
    </style:style>
    <style:style style:name="P26" style:family="paragraph" style:parent-style-name="Standard">
      <style:text-properties style:font-name="Times New Roman" fo:font-size="12pt" fo:language="it" fo:country="IT" fo:font-weight="normal" officeooo:rsid="00476f8a" officeooo:paragraph-rsid="0047488f" style:font-size-asian="10.5pt" style:font-weight-asian="normal" style:font-size-complex="12pt" style:font-weight-complex="normal"/>
    </style:style>
    <style:style style:name="P27" style:family="paragraph" style:parent-style-name="Standard">
      <style:text-properties style:font-name="Times New Roman" fo:font-size="12pt" fo:language="it" fo:country="IT" fo:font-weight="normal" officeooo:rsid="0048f430" officeooo:paragraph-rsid="00476f8a" style:font-size-asian="10.5pt" style:font-weight-asian="normal" style:font-size-complex="12pt" style:font-weight-complex="normal"/>
    </style:style>
    <style:style style:name="P28" style:family="paragraph" style:parent-style-name="Standard">
      <style:text-properties style:font-name="Times New Roman" fo:font-size="12pt" fo:language="it" fo:country="IT" fo:font-weight="normal" officeooo:rsid="0048f430" officeooo:paragraph-rsid="0048f430" style:font-size-asian="10.5pt" style:font-weight-asian="normal" style:font-size-complex="12pt" style:font-weight-complex="normal"/>
    </style:style>
    <style:style style:name="P29" style:family="paragraph" style:parent-style-name="Standard">
      <style:text-properties style:font-name="Times New Roman" fo:font-size="12pt" fo:language="it" fo:country="IT" fo:font-weight="normal" officeooo:rsid="004ab5bc" officeooo:paragraph-rsid="0048f430" style:font-size-asian="10.5pt" style:font-weight-asian="normal" style:font-size-complex="12pt" style:font-weight-complex="normal"/>
    </style:style>
    <style:style style:name="P30" style:family="paragraph" style:parent-style-name="Standard">
      <style:text-properties style:font-name="Times New Roman" fo:font-size="12pt" fo:language="it" fo:country="IT" fo:font-weight="normal" officeooo:rsid="004ab5bc" officeooo:paragraph-rsid="004ab5bc" style:font-size-asian="10.5pt" style:font-weight-asian="normal" style:font-size-complex="12pt" style:font-weight-complex="normal"/>
    </style:style>
    <style:style style:name="P31" style:family="paragraph" style:parent-style-name="Standard">
      <style:text-properties style:font-name="Times New Roman" fo:font-size="12pt" fo:language="it" fo:country="IT" fo:font-weight="normal" officeooo:rsid="0068699d" officeooo:paragraph-rsid="0068699d" style:font-size-asian="10.5pt" style:font-weight-asian="normal" style:font-size-complex="12pt" style:font-weight-complex="normal"/>
    </style:style>
    <style:style style:name="P32"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33" style:family="paragraph" style:parent-style-name="Standard">
      <style:text-properties style:font-name="Times New Roman" fo:font-size="12pt" fo:language="it" fo:country="IT" fo:font-weight="normal" officeooo:rsid="008c8c2c" officeooo:paragraph-rsid="008c8c2c" style:font-size-asian="10.5pt" style:font-weight-asian="normal" style:font-size-complex="12pt" style:font-weight-complex="normal"/>
    </style:style>
    <style:style style:name="P34" style:family="paragraph" style:parent-style-name="Standard">
      <style:text-properties style:font-name="Times New Roman" fo:font-size="12pt" fo:language="it" fo:country="IT" fo:font-weight="normal" officeooo:rsid="0094cb39" officeooo:paragraph-rsid="0094cb39" style:font-size-asian="10.5pt" style:font-weight-asian="normal" style:font-size-complex="12pt" style:font-weight-complex="normal"/>
    </style:style>
    <style:style style:name="P35" style:family="paragraph" style:parent-style-name="Standard">
      <style:text-properties style:font-name="Times New Roman" fo:font-size="12pt" fo:language="it" fo:country="IT" fo:font-weight="normal" officeooo:rsid="0096adc1" officeooo:paragraph-rsid="0096adc1" style:font-size-asian="10.5pt" style:font-weight-asian="normal" style:font-size-complex="12pt" style:font-weight-complex="normal"/>
    </style:style>
    <style:style style:name="P36" style:family="paragraph" style:parent-style-name="Standard">
      <style:text-properties style:font-name="Times New Roman" fo:font-size="12pt" fo:language="it" fo:country="IT" fo:font-weight="normal" officeooo:rsid="0097734d" officeooo:paragraph-rsid="0097734d" style:font-size-asian="10.5pt" style:font-weight-asian="normal" style:font-size-complex="12pt" style:font-weight-complex="normal"/>
    </style:style>
    <style:style style:name="P37" style:family="paragraph" style:parent-style-name="Standard">
      <style:text-properties style:font-name="Times New Roman" fo:font-size="12pt" fo:language="it" fo:country="IT" fo:font-weight="normal" officeooo:rsid="0097f94d" officeooo:paragraph-rsid="009e8f33" style:font-size-asian="10.5pt" style:font-weight-asian="normal" style:font-size-complex="12pt" style:font-weight-complex="normal"/>
    </style:style>
    <style:style style:name="P38" style:family="paragraph" style:parent-style-name="Standard">
      <style:text-properties style:font-name="Times New Roman" fo:font-size="12pt" fo:language="it" fo:country="IT" fo:font-weight="normal" officeooo:rsid="009961e7" officeooo:paragraph-rsid="009961e7" style:font-size-asian="10.5pt" style:font-weight-asian="normal" style:font-size-complex="12pt" style:font-weight-complex="normal"/>
    </style:style>
    <style:style style:name="P39" style:family="paragraph" style:parent-style-name="Standard">
      <style:text-properties style:font-name="Times New Roman" fo:font-size="12pt" fo:language="it" fo:country="IT" fo:font-weight="normal" officeooo:rsid="009ca37a" officeooo:paragraph-rsid="009ca37a" style:font-size-asian="10.5pt" style:font-weight-asian="normal" style:font-size-complex="12pt" style:font-weight-complex="normal"/>
    </style:style>
    <style:style style:name="P40" style:family="paragraph" style:parent-style-name="Standard">
      <style:text-properties style:font-name="Times New Roman" fo:font-size="12pt" fo:language="it" fo:country="IT" fo:font-weight="normal" officeooo:rsid="009ea373" officeooo:paragraph-rsid="009ea373" style:font-size-asian="10.5pt" style:font-weight-asian="normal" style:font-size-complex="12pt" style:font-weight-complex="normal"/>
    </style:style>
    <style:style style:name="P41" style:family="paragraph" style:parent-style-name="Standard">
      <style:text-properties style:font-name="Times New Roman" fo:font-size="12pt" fo:language="it" fo:country="IT" fo:font-weight="normal" officeooo:rsid="009f65ed" officeooo:paragraph-rsid="009f65ed" style:font-size-asian="10.5pt" style:font-weight-asian="normal" style:font-size-complex="12pt" style:font-weight-complex="normal"/>
    </style:style>
    <style:style style:name="P42" style:family="paragraph" style:parent-style-name="Standard">
      <style:text-properties style:font-name="Times New Roman" fo:font-size="12pt" fo:language="it" fo:country="IT" fo:font-weight="normal" officeooo:rsid="00a6b46f" officeooo:paragraph-rsid="00a6b46f" style:font-size-asian="10.5pt" style:font-weight-asian="normal" style:font-size-complex="12pt" style:font-weight-complex="normal"/>
    </style:style>
    <style:style style:name="P43" style:family="paragraph" style:parent-style-name="Standard">
      <style:text-properties style:font-name="Times New Roman" fo:font-size="12pt" fo:language="it" fo:country="IT" fo:font-weight="normal" officeooo:rsid="00a940f4" officeooo:paragraph-rsid="00a940f4" style:font-size-asian="10.5pt" style:font-weight-asian="normal" style:font-size-complex="12pt" style:font-weight-complex="normal"/>
    </style:style>
    <style:style style:name="P44" style:family="paragraph" style:parent-style-name="Standard">
      <style:text-properties style:font-name="Times New Roman" fo:font-size="12pt" fo:language="it" fo:country="IT" fo:font-weight="normal" officeooo:rsid="00aaf731" officeooo:paragraph-rsid="00aaf731" style:font-size-asian="10.5pt" style:font-weight-asian="normal" style:font-size-complex="12pt" style:font-weight-complex="normal"/>
    </style:style>
    <style:style style:name="P45" style:family="paragraph" style:parent-style-name="Standard">
      <style:text-properties style:font-name="Times New Roman" fo:font-size="12pt" fo:language="it" fo:country="IT" fo:font-weight="normal" officeooo:rsid="00ab55b2" officeooo:paragraph-rsid="00ab55b2" style:font-size-asian="10.5pt" style:font-weight-asian="normal" style:font-size-complex="12pt" style:font-weight-complex="normal"/>
    </style:style>
    <style:style style:name="P46" style:family="paragraph" style:parent-style-name="Standard">
      <style:text-properties style:font-name="Times New Roman" fo:font-size="12pt" fo:language="it" fo:country="IT" fo:font-weight="normal" officeooo:rsid="00b0a699" officeooo:paragraph-rsid="00b0a699" style:font-size-asian="10.5pt" style:font-weight-asian="normal" style:font-size-complex="12pt" style:font-weight-complex="normal"/>
    </style:style>
    <style:style style:name="P47" style:family="paragraph" style:parent-style-name="Standard">
      <style:text-properties style:font-name="Times New Roman" fo:font-size="12pt" fo:language="it" fo:country="IT" fo:font-weight="normal" officeooo:rsid="006bf2c5" officeooo:paragraph-rsid="006bf2c5" style:font-size-asian="12pt" style:font-weight-asian="normal" style:font-size-complex="12pt" style:font-weight-complex="normal"/>
    </style:style>
    <style:style style:name="P48" style:family="paragraph" style:parent-style-name="Standard">
      <style:text-properties style:font-name="Times New Roman" fo:font-size="12pt" fo:language="it" fo:country="IT" fo:font-weight="normal" officeooo:rsid="003a593d" officeooo:paragraph-rsid="003a593d" style:font-size-asian="12pt" style:font-weight-asian="normal" style:font-size-complex="12pt" style:font-weight-complex="normal"/>
    </style:style>
    <style:style style:name="P49" style:family="paragraph" style:parent-style-name="Standard">
      <style:text-properties style:font-name="Times New Roman" fo:font-size="12pt" fo:language="it" fo:country="IT" fo:font-weight="normal" officeooo:rsid="0083fd2c" officeooo:paragraph-rsid="0083fd2c" style:font-size-asian="12pt" style:font-weight-asian="normal" style:font-size-complex="12pt" style:font-weight-complex="normal"/>
    </style:style>
    <style:style style:name="P50" style:family="paragraph" style:parent-style-name="Standard">
      <style:text-properties style:font-name="Times New Roman" fo:font-size="12pt" fo:language="it" fo:country="IT" fo:font-weight="bold" officeooo:rsid="0042defb" officeooo:paragraph-rsid="008e1ab1" style:font-size-asian="10.5pt" style:font-weight-asian="bold" style:font-size-complex="12pt" style:font-weight-complex="bold"/>
    </style:style>
    <style:style style:name="P51" style:family="paragraph" style:parent-style-name="Standard">
      <style:text-properties style:font-name="Times New Roman" fo:font-size="12pt" fo:language="it" fo:country="IT" fo:font-weight="bold" officeooo:rsid="0042defb" officeooo:paragraph-rsid="00aaf731" style:font-size-asian="10.5pt" style:font-weight-asian="bold" style:font-size-complex="12pt" style:font-weight-complex="bold"/>
    </style:style>
    <style:style style:name="P52" style:family="paragraph" style:parent-style-name="Standard">
      <style:text-properties style:font-name="Times New Roman" fo:font-size="12pt" fo:language="it" fo:country="IT" fo:font-weight="bold" officeooo:rsid="0042ce2a" officeooo:paragraph-rsid="0042ce2a" style:font-size-asian="10.5pt" style:font-weight-asian="bold" style:font-size-complex="12pt" style:font-weight-complex="bold"/>
    </style:style>
    <style:style style:name="P53" style:family="paragraph" style:parent-style-name="Standard">
      <style:text-properties style:font-name="Times New Roman" fo:font-size="12pt" fo:language="it" fo:country="IT" fo:font-weight="bold" officeooo:rsid="0042ce2a" officeooo:paragraph-rsid="0044daa0" style:font-size-asian="10.5pt" style:font-weight-asian="bold" style:font-size-complex="12pt" style:font-weight-complex="bold"/>
    </style:style>
    <style:style style:name="P54" style:family="paragraph" style:parent-style-name="Standard">
      <style:text-properties style:font-name="Times New Roman" fo:font-size="12pt" fo:language="it" fo:country="IT" fo:font-weight="bold" officeooo:rsid="0044daa0" officeooo:paragraph-rsid="0044daa0" style:font-size-asian="10.5pt" style:font-weight-asian="bold" style:font-size-complex="12pt" style:font-weight-complex="bold"/>
    </style:style>
    <style:style style:name="P55" style:family="paragraph" style:parent-style-name="Standard">
      <style:text-properties style:font-name="Times New Roman" fo:font-size="12pt" fo:language="it" fo:country="IT" fo:font-weight="bold" officeooo:rsid="0045adfc" officeooo:paragraph-rsid="0045adfc" style:font-size-asian="10.5pt" style:font-weight-asian="bold" style:font-size-complex="12pt" style:font-weight-complex="bold"/>
    </style:style>
    <style:style style:name="P56" style:family="paragraph" style:parent-style-name="Standard">
      <style:text-properties style:font-name="Times New Roman" fo:font-size="12pt" fo:language="it" fo:country="IT" fo:font-weight="bold" officeooo:rsid="0047488f" officeooo:paragraph-rsid="0047488f" style:font-size-asian="10.5pt" style:font-weight-asian="bold" style:font-size-complex="12pt" style:font-weight-complex="bold"/>
    </style:style>
    <style:style style:name="P57" style:family="paragraph" style:parent-style-name="Standard">
      <style:text-properties style:font-name="Times New Roman" fo:font-size="12pt" fo:language="it" fo:country="IT" fo:font-weight="bold" officeooo:rsid="00476f8a" officeooo:paragraph-rsid="00476f8a" style:font-size-asian="10.5pt" style:font-weight-asian="bold" style:font-size-complex="12pt" style:font-weight-complex="bold"/>
    </style:style>
    <style:style style:name="P58" style:family="paragraph" style:parent-style-name="Standard">
      <style:text-properties style:font-name="Times New Roman" fo:font-size="12pt" fo:language="it" fo:country="IT" fo:font-weight="bold" officeooo:rsid="00476f8a" officeooo:paragraph-rsid="00a4b3e2" style:font-size-asian="10.5pt" style:font-weight-asian="bold" style:font-size-complex="12pt" style:font-weight-complex="bold"/>
    </style:style>
    <style:style style:name="P59" style:family="paragraph" style:parent-style-name="Standard">
      <style:text-properties style:font-name="Times New Roman" fo:font-size="12pt" fo:language="it" fo:country="IT" fo:font-weight="bold" officeooo:rsid="0048f430" officeooo:paragraph-rsid="0048f430" style:font-size-asian="10.5pt" style:font-weight-asian="bold" style:font-size-complex="12pt" style:font-weight-complex="bold"/>
    </style:style>
    <style:style style:name="P60" style:family="paragraph" style:parent-style-name="Standard">
      <style:text-properties style:font-name="Times New Roman" fo:font-size="12pt" fo:language="it" fo:country="IT" fo:font-weight="bold" officeooo:rsid="0048f430" officeooo:paragraph-rsid="004ab5bc" style:font-size-asian="10.5pt" style:font-weight-asian="bold" style:font-size-complex="12pt" style:font-weight-complex="bold"/>
    </style:style>
    <style:style style:name="P61" style:family="paragraph" style:parent-style-name="Standard">
      <style:text-properties style:font-name="Times New Roman" fo:font-size="12pt" fo:language="it" fo:country="IT" fo:font-weight="bold" officeooo:rsid="003836fe" officeooo:paragraph-rsid="00aaf731" style:font-size-asian="10.5pt" style:font-weight-asian="bold" style:font-size-complex="12pt" style:font-weight-complex="bold"/>
    </style:style>
    <style:style style:name="P62" style:family="paragraph" style:parent-style-name="Standard">
      <style:text-properties style:font-name="Times New Roman" fo:font-size="12pt" fo:language="it" fo:country="IT" fo:font-weight="bold" officeooo:rsid="003a593d" officeooo:paragraph-rsid="003a593d" style:font-size-asian="12pt" style:font-weight-asian="bold" style:font-size-complex="12pt" style:font-weight-complex="bold"/>
    </style:style>
    <style:style style:name="P63" style:family="paragraph" style:parent-style-name="Standard">
      <style:text-properties style:font-name="Times New Roman" fo:font-size="12pt" fo:language="it" fo:country="IT" style:text-underline-style="none" fo:font-weight="normal" officeooo:rsid="0083fc04" officeooo:paragraph-rsid="0083fc04" style:font-size-asian="10.5pt" style:font-weight-asian="normal" style:font-size-complex="12pt" style:font-weight-complex="normal"/>
    </style:style>
    <style:style style:name="P64" style:family="paragraph" style:parent-style-name="Standard">
      <style:text-properties style:font-name="Times New Roman" fo:font-size="12pt" fo:language="it" fo:country="IT" fo:font-style="normal" fo:font-weight="normal" officeooo:rsid="00b0a699" officeooo:paragraph-rsid="00b0a699" style:font-size-asian="12pt" style:font-style-asian="normal" style:font-weight-asian="normal" style:font-size-complex="12pt" style:font-style-complex="normal" style:font-weight-complex="normal"/>
    </style:style>
    <style:style style:name="P65" style:family="paragraph" style:parent-style-name="Standard">
      <style:text-properties style:font-name="Times New Roman" fo:font-size="12pt" fo:language="it" fo:country="IT" fo:font-style="italic" fo:font-weight="normal" officeooo:rsid="002ef5dd" officeooo:paragraph-rsid="00b0a699" style:font-size-asian="12pt" style:font-style-asian="italic" style:font-weight-asian="normal" style:font-size-complex="12pt" style:font-style-complex="italic" style:font-weight-complex="normal"/>
    </style:style>
    <style:style style:name="P66" style:family="paragraph" style:parent-style-name="Standard">
      <style:text-properties style:font-name="Times New Roman" fo:language="it" fo:country="IT"/>
    </style:style>
    <style:style style:name="P67" style:family="paragraph" style:parent-style-name="Standard">
      <style:text-properties style:font-name="Times New Roman" fo:language="it" fo:country="IT" officeooo:rsid="004eec98" officeooo:paragraph-rsid="004eec98"/>
    </style:style>
    <style:style style:name="P68" style:family="paragraph" style:parent-style-name="Standard">
      <style:text-properties style:font-name="Times New Roman" fo:language="it" fo:country="IT" officeooo:paragraph-rsid="004eec98"/>
    </style:style>
    <style:style style:name="P69" style:family="paragraph" style:parent-style-name="Standard">
      <style:text-properties style:font-name="Times New Roman" fo:language="it" fo:country="IT" officeooo:rsid="005774d1" officeooo:paragraph-rsid="005774d1"/>
    </style:style>
    <style:style style:name="P70" style:family="paragraph" style:parent-style-name="Standard">
      <style:paragraph-properties fo:text-align="center" style:justify-single-word="false"/>
      <style:text-properties style:font-name="Times New Roman" fo:language="it" fo:country="IT" officeooo:rsid="0061a8cb" officeooo:paragraph-rsid="0061a8cb"/>
    </style:style>
    <style:style style:name="P71" style:family="paragraph" style:parent-style-name="Standard">
      <style:text-properties style:font-name="Times New Roman" fo:language="it" fo:country="IT" officeooo:rsid="0068cb4a" officeooo:paragraph-rsid="0068cb4a"/>
    </style:style>
    <style:style style:name="P72" style:family="paragraph" style:parent-style-name="Standard">
      <style:text-properties style:font-name="Times New Roman" fo:language="it" fo:country="IT" officeooo:paragraph-rsid="00714d0e"/>
    </style:style>
    <style:style style:name="P73" style:family="paragraph" style:parent-style-name="Standard">
      <style:text-properties style:font-name="Times New Roman" fo:language="it" fo:country="IT" officeooo:rsid="0072bffa" officeooo:paragraph-rsid="0072bffa"/>
    </style:style>
    <style:style style:name="P74" style:family="paragraph" style:parent-style-name="Standard">
      <style:text-properties style:font-name="Times New Roman" fo:language="it" fo:country="IT" officeooo:rsid="00602648" officeooo:paragraph-rsid="00602648"/>
    </style:style>
    <style:style style:name="P75" style:family="paragraph" style:parent-style-name="Standard">
      <style:text-properties style:font-name="Times New Roman" fo:language="it" fo:country="IT" officeooo:rsid="007ad867" officeooo:paragraph-rsid="007ad867"/>
    </style:style>
    <style:style style:name="P76" style:family="paragraph" style:parent-style-name="Standard">
      <style:text-properties style:font-name="Times New Roman" fo:language="it" fo:country="IT" officeooo:rsid="009961e7"/>
    </style:style>
    <style:style style:name="P77" style:family="paragraph" style:parent-style-name="Standard">
      <style:text-properties style:font-name="Times New Roman" fo:language="it" fo:country="IT" officeooo:rsid="009961e7" officeooo:paragraph-rsid="009961e7"/>
    </style:style>
    <style:style style:name="P78" style:family="paragraph" style:parent-style-name="Standard">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79" style:family="paragraph" style:parent-style-name="Standard">
      <style:paragraph-properties fo:text-align="center" style:justify-single-word="false"/>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80" style:family="paragraph" style:parent-style-name="Standard">
      <style:text-properties style:font-name="Times New Roman" fo:font-size="15pt" fo:language="it" fo:country="IT" fo:font-weight="bold" officeooo:rsid="0036688a" officeooo:paragraph-rsid="0036688a" style:font-size-asian="15pt" style:font-weight-asian="bold" style:font-size-complex="15pt" style:font-weight-complex="bold"/>
    </style:style>
    <style:style style:name="P81" style:family="paragraph" style:parent-style-name="Standard">
      <style:text-properties style:font-name="Times New Roman" fo:font-size="16pt" fo:language="it" fo:country="IT" fo:font-weight="bold" officeooo:rsid="003a593d" officeooo:paragraph-rsid="003a593d" style:font-size-asian="16pt" style:font-weight-asian="bold" style:font-size-complex="16pt" style:font-weight-complex="bold"/>
    </style:style>
    <style:style style:name="P82" style:family="paragraph" style:parent-style-name="Standard">
      <style:text-properties style:font-name="Times New Roman" fo:font-size="14pt" fo:language="it" fo:country="IT" fo:font-weight="bold" officeooo:rsid="006468e0" officeooo:paragraph-rsid="006468e0" style:font-size-asian="14pt" style:font-weight-asian="bold" style:font-size-complex="14pt" style:font-weight-complex="bold"/>
    </style:style>
    <style:style style:name="P83" style:family="paragraph" style:parent-style-name="Standard">
      <style:text-properties style:font-name="Times New Roman" fo:font-size="14pt" fo:language="it" fo:country="IT" fo:font-weight="bold" officeooo:rsid="006bf2c5" officeooo:paragraph-rsid="006bf2c5" style:font-size-asian="14pt" style:font-weight-asian="bold" style:font-size-complex="14pt" style:font-weight-complex="bold"/>
    </style:style>
    <style:style style:name="P84" style:family="paragraph" style:parent-style-name="Standard">
      <style:text-properties style:font-name="Times New Roman" fo:font-size="14pt" fo:language="it" fo:country="IT" fo:font-weight="bold" officeooo:rsid="00714d0e" officeooo:paragraph-rsid="00714d0e" style:font-size-asian="14pt" style:font-weight-asian="bold" style:font-size-complex="14pt" style:font-weight-complex="bold"/>
    </style:style>
    <style:style style:name="P85" style:family="paragraph" style:parent-style-name="Standard">
      <style:text-properties style:font-name="Times New Roman" fo:font-size="14pt" fo:language="it" fo:country="IT" fo:font-weight="bold" officeooo:rsid="0068699d" officeooo:paragraph-rsid="0068699d" style:font-size-asian="14pt" style:font-weight-asian="bold" style:font-size-complex="14pt" style:font-weight-complex="bold"/>
    </style:style>
    <style:style style:name="P86" style:family="paragraph" style:parent-style-name="Standard">
      <style:text-properties style:font-name="Times New Roman" fo:font-size="14pt" fo:language="it" fo:country="IT" fo:font-weight="bold" officeooo:rsid="007e7084" officeooo:paragraph-rsid="007e7084" style:font-size-asian="12.25pt" style:font-weight-asian="bold" style:font-size-complex="14pt" style:font-weight-complex="bold"/>
    </style:style>
    <style:style style:name="P87" style:family="paragraph" style:parent-style-name="Standard">
      <style:text-properties style:font-name="Times New Roman" fo:font-size="9pt" fo:language="it" fo:country="IT" fo:font-style="normal" fo:font-weight="normal" officeooo:rsid="00b0a699" officeooo:paragraph-rsid="00b0a699" style:font-size-asian="9pt" style:font-style-asian="normal" style:font-weight-asian="normal" style:font-size-complex="9pt" style:font-style-complex="normal" style:font-weight-complex="normal"/>
    </style:style>
    <style:style style:name="P88" style:family="paragraph" style:parent-style-name="Standard">
      <style:text-properties style:font-name="Times New Roman" fo:font-size="9pt" fo:language="it" fo:country="IT" fo:font-weight="normal" officeooo:rsid="00b0a699" officeooo:paragraph-rsid="00b0a699" style:font-size-asian="9pt" style:font-weight-asian="normal" style:font-size-complex="9pt" style:font-weight-complex="normal"/>
    </style:style>
    <style:style style:name="P89" style:family="paragraph" style:parent-style-name="Standard">
      <style:text-properties style:font-name="Times New Roman" fo:font-size="9pt" fo:language="it" fo:country="IT" fo:font-weight="normal" officeooo:rsid="00b21d30" officeooo:paragraph-rsid="00b21d30" style:font-size-asian="9pt" style:font-weight-asian="normal" style:font-size-complex="9pt" style:font-weight-complex="normal"/>
    </style:style>
    <style:style style:name="P90" style:family="paragraph" style:parent-style-name="Standard">
      <style:text-properties style:font-name="Times New Roman" fo:font-size="9pt" fo:language="it" fo:country="IT" fo:font-weight="normal" officeooo:rsid="00b4debf" officeooo:paragraph-rsid="00b4debf" style:font-size-asian="9pt" style:font-weight-asian="normal" style:font-size-complex="9pt" style:font-weight-complex="normal"/>
    </style:style>
    <style:style style:name="P91" style:family="paragraph" style:parent-style-name="Standard">
      <style:text-properties style:font-name="Times New Roman" fo:font-size="13pt" fo:language="it" fo:country="IT" fo:font-weight="normal" officeooo:rsid="00b0a699" officeooo:paragraph-rsid="00b0a699" style:font-size-asian="11.3500003814697pt" style:font-weight-asian="normal" style:font-size-complex="13pt" style:font-weight-complex="normal"/>
    </style:style>
    <style:style style:name="P92" style:family="paragraph" style:parent-style-name="Standard">
      <style:text-properties style:font-name="Times New Roman" fo:font-size="13pt" fo:language="it" fo:country="IT" fo:font-weight="normal" officeooo:rsid="00b21d30" officeooo:paragraph-rsid="00b21d30" style:font-size-asian="11.3500003814697pt" style:font-weight-asian="normal" style:font-size-complex="13pt" style:font-weight-complex="normal"/>
    </style:style>
    <style:style style:name="P93" style:family="paragraph" style:parent-style-name="Standard">
      <style:text-properties style:font-name="Times New Roman" fo:font-size="13pt" fo:language="it" fo:country="IT" fo:font-weight="normal" officeooo:rsid="00b21d30" officeooo:paragraph-rsid="00b21d30" style:font-size-asian="13pt" style:font-weight-asian="normal" style:font-size-complex="13pt" style:font-weight-complex="normal"/>
    </style:style>
    <style:style style:name="P94" style:family="paragraph" style:parent-style-name="Standard">
      <style:text-properties style:font-name="Times New Roman" fo:font-size="13pt" fo:language="it" fo:country="IT" fo:font-weight="normal" officeooo:rsid="00b21d30" officeooo:paragraph-rsid="00b2e005" style:font-size-asian="13pt" style:font-weight-asian="normal" style:font-size-complex="13pt" style:font-weight-complex="normal"/>
    </style:style>
    <style:style style:name="P95" style:family="paragraph" style:parent-style-name="Standard">
      <style:text-properties style:font-name="Times New Roman" fo:font-size="13pt" fo:language="it" fo:country="IT" fo:font-weight="normal" officeooo:rsid="00b4debf" officeooo:paragraph-rsid="00b4debf" style:font-size-asian="13pt" style:font-weight-asian="normal" style:font-size-complex="13pt" style:font-weight-complex="normal"/>
    </style:style>
    <style:style style:name="P96" style:family="paragraph" style:parent-style-name="Text_20_body">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97" style:family="paragraph" style:parent-style-name="Table_20_Contents">
      <style:text-properties style:font-name="Times New Roman" fo:language="it" fo:country="IT"/>
    </style:style>
    <style:style style:name="P98" style:family="paragraph" style:parent-style-name="Table_20_Contents">
      <style:text-properties style:font-name="Times New Roman" fo:language="it" fo:country="IT" fo:font-weight="bold" officeooo:rsid="000b331a" officeooo:paragraph-rsid="000b331a" style:font-weight-asian="bold" style:font-weight-complex="bold"/>
    </style:style>
    <style:style style:name="P99" style:family="paragraph" style:parent-style-name="Table_20_Contents">
      <style:text-properties style:font-name="Times New Roman" fo:language="it" fo:country="IT" fo:font-weight="bold" officeooo:rsid="000b331a" officeooo:paragraph-rsid="000b331a" style:language-asian="zxx" style:country-asian="none" style:font-weight-asian="bold" style:language-complex="zxx" style:country-complex="none" style:font-weight-complex="bold"/>
    </style:style>
    <style:style style:name="P100" style:family="paragraph" style:parent-style-name="Table_20_Contents">
      <style:text-properties style:font-name="Times New Roman" fo:language="it" fo:country="IT" officeooo:rsid="000b331a" officeooo:paragraph-rsid="000b331a"/>
    </style:style>
    <style:style style:name="P101" style:family="paragraph" style:parent-style-name="Table_20_Contents">
      <style:text-properties style:font-name="Times New Roman" fo:language="it" fo:country="IT" officeooo:rsid="000b5a3e" officeooo:paragraph-rsid="000b331a"/>
    </style:style>
    <style:style style:name="P102" style:family="paragraph" style:parent-style-name="Table_20_Contents">
      <style:text-properties style:font-name="Times New Roman" fo:language="it" fo:country="IT" officeooo:rsid="001bc858" officeooo:paragraph-rsid="001bc858"/>
    </style:style>
    <style:style style:name="P103" style:family="paragraph" style:parent-style-name="Table_20_Contents">
      <style:text-properties style:font-name="Times New Roman" fo:language="it" fo:country="IT" officeooo:rsid="000cbbb2" officeooo:paragraph-rsid="000cbbb2"/>
    </style:style>
    <style:style style:name="P104" style:family="paragraph" style:parent-style-name="Table_20_Contents">
      <style:text-properties style:font-name="Times New Roman" fo:language="it" fo:country="IT" officeooo:rsid="004b3a45" officeooo:paragraph-rsid="004b3a45"/>
    </style:style>
    <style:style style:name="P105" style:family="paragraph" style:parent-style-name="Table_20_Contents">
      <style:text-properties style:font-name="Times New Roman" fo:language="it" fo:country="IT" officeooo:rsid="000f0090" officeooo:paragraph-rsid="000f0090"/>
    </style:style>
    <style:style style:name="P106" style:family="paragraph" style:parent-style-name="Table_20_Contents">
      <style:text-properties style:font-name="Times New Roman" fo:language="it" fo:country="IT" officeooo:rsid="001c3d07" officeooo:paragraph-rsid="001c3d07"/>
    </style:style>
    <style:style style:name="P107" style:family="paragraph" style:parent-style-name="Standard">
      <style:text-properties style:font-name="Times New Roman" fo:font-size="9pt" fo:language="it" fo:country="IT" fo:font-weight="normal" officeooo:rsid="00b4debf" officeooo:paragraph-rsid="00b4debf" style:font-size-asian="9pt" style:font-weight-asian="normal" style:font-size-complex="9pt" style:font-weight-complex="normal"/>
    </style:style>
    <style:style style:name="P108" style:family="paragraph" style:parent-style-name="Standard">
      <style:text-properties style:font-name="Times New Roman" fo:font-size="9pt" fo:language="it" fo:country="IT" fo:font-weight="normal" officeooo:rsid="00b520f5" officeooo:paragraph-rsid="00b520f5" style:font-size-asian="9pt" style:font-weight-asian="normal" style:font-size-complex="9pt" style:font-weight-complex="normal"/>
    </style:style>
    <style:style style:name="P109" style:family="paragraph" style:parent-style-name="Standard">
      <style:text-properties style:font-name="Times New Roman" fo:font-size="9pt" fo:language="it" fo:country="IT" fo:font-weight="normal" officeooo:rsid="00b6f470" officeooo:paragraph-rsid="00b6f470" style:font-size-asian="9pt" style:font-weight-asian="normal" style:font-size-complex="9pt" style:font-weight-complex="normal"/>
    </style:style>
    <style:style style:name="P110" style:family="paragraph" style:parent-style-name="Standard">
      <style:text-properties style:font-name="Times New Roman" fo:font-size="13pt" fo:language="it" fo:country="IT" fo:font-weight="normal" officeooo:rsid="00b520f5" officeooo:paragraph-rsid="00b520f5" style:font-size-asian="11.3500003814697pt" style:font-weight-asian="normal" style:font-size-complex="13pt" style:font-weight-complex="normal"/>
    </style:style>
    <style:style style:name="P111" style:family="paragraph" style:parent-style-name="Standard">
      <style:text-properties style:font-name="Times New Roman" fo:font-size="13pt" fo:language="it" fo:country="IT" fo:font-weight="normal" officeooo:rsid="00b6f470" officeooo:paragraph-rsid="00b6f470" style:font-size-asian="11.3500003814697pt" style:font-weight-asian="normal" style:font-size-complex="13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42defb" style:font-weight-asian="normal" style:font-weight-complex="normal"/>
    </style:style>
    <style:style style:name="T4" style:family="text">
      <style:text-properties style:text-underline-style="none" fo:font-weight="normal" officeooo:rsid="0042ce2a" style:font-weight-asian="normal" style:font-weight-complex="normal"/>
    </style:style>
    <style:style style:name="T5" style:family="text">
      <style:text-properties style:text-underline-style="none" fo:font-weight="normal" officeooo:rsid="0054b09e" style:font-weight-asian="normal" style:font-weight-complex="normal"/>
    </style:style>
    <style:style style:name="T6" style:family="text">
      <style:text-properties style:text-underline-style="none" officeooo:rsid="0040ea40"/>
    </style:style>
    <style:style style:name="T7" style:family="text">
      <style:text-properties officeooo:rsid="000cbbb2"/>
    </style:style>
    <style:style style:name="T8" style:family="text">
      <style:text-properties officeooo:rsid="0010eae7"/>
    </style:style>
    <style:style style:name="T9" style:family="text">
      <style:text-properties officeooo:rsid="001c3d07"/>
    </style:style>
    <style:style style:name="T10" style:family="text">
      <style:text-properties fo:font-weight="bold" style:font-weight-asian="bold" style:font-weight-complex="bold"/>
    </style:style>
    <style:style style:name="T11" style:family="text">
      <style:text-properties officeooo:rsid="001f7ec3"/>
    </style:style>
    <style:style style:name="T12" style:family="text">
      <style:text-properties officeooo:rsid="0020b45e"/>
    </style:style>
    <style:style style:name="T13" style:family="text">
      <style:text-properties style:font-weight-asian="bold" style:font-weight-complex="bold"/>
    </style:style>
    <style:style style:name="T14" style:family="text">
      <style:text-properties officeooo:rsid="0024761a"/>
    </style:style>
    <style:style style:name="T15" style:family="text">
      <style:text-properties officeooo:rsid="002724ce"/>
    </style:style>
    <style:style style:name="T16" style:family="text">
      <style:text-properties officeooo:rsid="00284e63"/>
    </style:style>
    <style:style style:name="T17" style:family="text">
      <style:text-properties officeooo:rsid="002a576a"/>
    </style:style>
    <style:style style:name="T18" style:family="text">
      <style:text-properties officeooo:rsid="002ef5dd"/>
    </style:style>
    <style:style style:name="T19" style:family="text">
      <style:text-properties officeooo:rsid="00300b19"/>
    </style:style>
    <style:style style:name="T20" style:family="text">
      <style:text-properties officeooo:rsid="00347524"/>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42ce2a" style:font-weight-asian="normal" style:font-weight-complex="normal"/>
    </style:style>
    <style:style style:name="T24" style:family="text">
      <style:text-properties style:text-underline-style="solid" style:text-underline-width="auto" style:text-underline-color="font-color" fo:font-weight="normal" officeooo:rsid="0045adfc" style:font-weight-asian="normal" style:font-weight-complex="normal"/>
    </style:style>
    <style:style style:name="T25" style:family="text">
      <style:text-properties style:text-underline-style="solid" style:text-underline-width="auto" style:text-underline-color="font-color" fo:font-weight="normal" officeooo:rsid="004ab5bc" style:font-weight-asian="normal" style:font-weight-complex="normal"/>
    </style:style>
    <style:style style:name="T26" style:family="text">
      <style:text-properties style:text-underline-style="solid" style:text-underline-width="auto" style:text-underline-color="font-color" fo:font-weight="normal" officeooo:rsid="007fda49" style:font-weight-asian="normal" style:font-weight-complex="normal"/>
    </style:style>
    <style:style style:name="T27" style:family="text">
      <style:text-properties style:text-underline-style="solid" style:text-underline-width="auto" style:text-underline-color="font-color" fo:font-weight="normal" officeooo:rsid="008e1ab1" style:font-weight-asian="normal" style:font-weight-complex="normal"/>
    </style:style>
    <style:style style:name="T28" style:family="text">
      <style:text-properties officeooo:rsid="003836fe"/>
    </style:style>
    <style:style style:name="T29" style:family="text">
      <style:text-properties fo:font-weight="normal" style:font-weight-asian="normal" style:font-weight-complex="normal"/>
    </style:style>
    <style:style style:name="T30" style:family="text">
      <style:text-properties fo:font-weight="normal" officeooo:rsid="00397d54" style:font-weight-asian="normal" style:font-weight-complex="normal"/>
    </style:style>
    <style:style style:name="T31" style:family="text">
      <style:text-properties fo:font-weight="normal" officeooo:rsid="0042defb" style:font-weight-asian="normal" style:font-weight-complex="normal"/>
    </style:style>
    <style:style style:name="T32" style:family="text">
      <style:text-properties fo:font-weight="normal" officeooo:rsid="0042ce2a" style:font-weight-asian="normal" style:font-weight-complex="normal"/>
    </style:style>
    <style:style style:name="T33" style:family="text">
      <style:text-properties fo:font-weight="normal" officeooo:rsid="0044daa0" style:font-weight-asian="normal" style:font-weight-complex="normal"/>
    </style:style>
    <style:style style:name="T34" style:family="text">
      <style:text-properties fo:font-weight="normal" officeooo:rsid="0045adfc" style:font-weight-asian="normal" style:font-weight-complex="normal"/>
    </style:style>
    <style:style style:name="T35" style:family="text">
      <style:text-properties fo:font-weight="normal" officeooo:rsid="00476f8a" style:font-weight-asian="normal" style:font-weight-complex="normal"/>
    </style:style>
    <style:style style:name="T36" style:family="text">
      <style:text-properties fo:font-weight="normal" officeooo:rsid="0048f430" style:font-weight-asian="normal" style:font-weight-complex="normal"/>
    </style:style>
    <style:style style:name="T37" style:family="text">
      <style:text-properties fo:font-weight="normal" officeooo:rsid="004ab5bc" style:font-weight-asian="normal" style:font-weight-complex="normal"/>
    </style:style>
    <style:style style:name="T38" style:family="text">
      <style:text-properties fo:font-weight="normal" officeooo:rsid="0054b09e" style:font-weight-asian="normal" style:font-weight-complex="normal"/>
    </style:style>
    <style:style style:name="T39" style:family="text">
      <style:text-properties fo:font-weight="normal" officeooo:rsid="007fda49" style:font-weight-asian="normal" style:font-weight-complex="normal"/>
    </style:style>
    <style:style style:name="T40" style:family="text">
      <style:text-properties fo:font-weight="normal" officeooo:rsid="008e1ab1" style:font-weight-asian="normal" style:font-weight-complex="normal"/>
    </style:style>
    <style:style style:name="T41" style:family="text">
      <style:text-properties fo:font-weight="normal" officeooo:rsid="00931c6a" style:font-weight-asian="normal" style:font-weight-complex="normal"/>
    </style:style>
    <style:style style:name="T42" style:family="text">
      <style:text-properties officeooo:rsid="0042defb"/>
    </style:style>
    <style:style style:name="T43" style:family="text">
      <style:text-properties officeooo:rsid="004b3a45"/>
    </style:style>
    <style:style style:name="T44" style:family="text">
      <style:text-properties officeooo:rsid="004c0b02"/>
    </style:style>
    <style:style style:name="T45" style:family="text">
      <style:text-properties officeooo:rsid="0052f5df"/>
    </style:style>
    <style:style style:name="T46" style:family="text">
      <style:text-properties officeooo:rsid="0054b09e"/>
    </style:style>
    <style:style style:name="T47" style:family="text">
      <style:text-properties officeooo:rsid="0055aa6d"/>
    </style:style>
    <style:style style:name="T48" style:family="text">
      <style:text-properties officeooo:rsid="005774d1"/>
    </style:style>
    <style:style style:name="T49" style:family="text">
      <style:text-properties officeooo:rsid="005a15bd"/>
    </style:style>
    <style:style style:name="T50" style:family="text">
      <style:text-properties officeooo:rsid="0064e994"/>
    </style:style>
    <style:style style:name="T51" style:family="text">
      <style:text-properties officeooo:rsid="0068cb4a"/>
    </style:style>
    <style:style style:name="T52" style:family="text">
      <style:text-properties officeooo:rsid="006b073c"/>
    </style:style>
    <style:style style:name="T53" style:family="text">
      <style:text-properties fo:font-size="12pt" fo:font-weight="normal" style:font-size-asian="10.5pt" style:font-weight-asian="normal" style:font-size-complex="12pt" style:font-weight-complex="normal"/>
    </style:style>
    <style:style style:name="T54" style:family="text">
      <style:text-properties fo:font-size="12pt" fo:font-weight="normal" officeooo:rsid="00714d0e" style:font-size-asian="10.5pt" style:font-weight-asian="normal" style:font-size-complex="12pt" style:font-weight-complex="normal"/>
    </style:style>
    <style:style style:name="T55" style:family="text">
      <style:text-properties fo:font-size="12pt" fo:font-weight="normal" officeooo:rsid="0072bffa" style:font-size-asian="10.5pt" style:font-weight-asian="normal" style:font-size-complex="12pt" style:font-weight-complex="normal"/>
    </style:style>
    <style:style style:name="T56" style:family="text">
      <style:text-properties officeooo:rsid="006cf102"/>
    </style:style>
    <style:style style:name="T57" style:family="text">
      <style:text-properties officeooo:rsid="00746a75"/>
    </style:style>
    <style:style style:name="T58" style:family="text">
      <style:text-properties officeooo:rsid="007fda49"/>
    </style:style>
    <style:style style:name="T59" style:family="text">
      <style:text-properties officeooo:rsid="0083fd2c"/>
    </style:style>
    <style:style style:name="T60" style:family="text">
      <style:text-properties officeooo:rsid="008bbe21"/>
    </style:style>
    <style:style style:name="T61" style:family="text">
      <style:text-properties officeooo:rsid="008e1ab1"/>
    </style:style>
    <style:style style:name="T62" style:family="text">
      <style:text-properties officeooo:rsid="0090a9fe"/>
    </style:style>
    <style:style style:name="T63" style:family="text">
      <style:text-properties officeooo:rsid="00911f7e"/>
    </style:style>
    <style:style style:name="T64" style:family="text">
      <style:text-properties officeooo:rsid="0097734d"/>
    </style:style>
    <style:style style:name="T65" style:family="text">
      <style:text-properties officeooo:rsid="0097f94d"/>
    </style:style>
    <style:style style:name="T66" style:family="text">
      <style:text-properties officeooo:rsid="009961e7"/>
    </style:style>
    <style:style style:name="T67" style:family="text">
      <style:text-properties officeooo:rsid="009e8f33"/>
    </style:style>
    <style:style style:name="T68" style:family="text">
      <style:text-properties officeooo:rsid="00a02bf2"/>
    </style:style>
    <style:style style:name="T69" style:family="text">
      <style:text-properties officeooo:rsid="00a080bc"/>
    </style:style>
    <style:style style:name="T70" style:family="text">
      <style:text-properties officeooo:rsid="00a7c419"/>
    </style:style>
    <style:style style:name="T71" style:family="text">
      <style:text-properties officeooo:rsid="00ad3691"/>
    </style:style>
    <style:style style:name="T72" style:family="text">
      <style:text-properties officeooo:rsid="00aeb4be"/>
    </style:style>
    <style:style style:name="T73" style:family="text">
      <style:text-properties fo:font-style="normal" style:font-style-asian="normal" style:font-style-complex="normal"/>
    </style:style>
    <style:style style:name="T74" style:family="text">
      <style:text-properties fo:font-style="normal" officeooo:rsid="00b21d30" style:font-style-asian="normal" style:font-style-complex="normal"/>
    </style:style>
    <style:style style:name="T75" style:family="text">
      <style:text-properties officeooo:rsid="00b2e005"/>
    </style:style>
    <style:style style:name="T76" style:family="text">
      <style:text-properties officeooo:rsid="00b6f4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getto Esame</text:p>
      <text:p text:style-name="P7">BASI di DATI</text:p>
      <text:p text:style-name="P9"/>
      <text:p text:style-name="P9">di </text:p>
      <text:p text:style-name="P9"/>
      <text:p text:style-name="P10">Daniele Cristoni matricola n° 88460 </text:p>
      <text:p text:style-name="P10">Giacomo Guerzoni matricola n° 92469</text:p>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0">G</text:span>ESTIONE DI UN FAST FOOD CON PIU` FILIALI</text:p>
      <text:p text:style-name="P2"/>
      <text:p text:style-name="P1">Stabilimenti:</text:p>
      <text:p text:style-name="P2">ogni filiale ha un <text:span text:style-name="T50">certo numero</text:span> di dipendenti ognuno con uno specifico roulo(cassiere,cuoco,responsabile,inservienti,<text:span text:style-name="T60">amministratore</text:span>), ogni stabilimento possiede determinati attributi come numero di piastre,forni,casse...</text:p>
      <text:p text:style-name="P2">lo stabilimento è identificato da un nome univoco e da nome della città e l'indirizzo.</text:p>
      <text:p text:style-name="P2"/>
      <text:p text:style-name="P1"><text:span text:style-name="T49">Dipendenti</text:span>:</text:p>
      <text:p text:style-name="P2"><text:span text:style-name="T49">I dipendenti sono</text:span> descritt<text:span text:style-name="T49">i</text:span> dagli usuali dati anagrafici, un numero di matricola e da un ruolo.</text:p>
      <text:p text:style-name="P2"><text:span text:style-name="T18">I</text:span> turni <text:span text:style-name="T62">sono settimanali e </text:span>devono gestire il numero di dipendenti in modo che il numero del personale di uno specifico ruolo non ecceda il numero di postazioni presenti nella filiale di tale ruolo.</text:p>
      <text:p text:style-name="P4">Ogni lavoratore pu<text:span text:style-name="T63">ò</text:span> avere inoltre un suo diretto superiore.</text:p>
      <text:p text:style-name="P2"/>
      <text:p text:style-name="P1">Gestione Menu:</text:p>
      <text:p text:style-name="P2"><text:span text:style-name="T14">I</text:span>l menu comprende una lista di pietanze,identificate dal nome e caratterizzate da<text:span text:style-name="T70">l</text:span>le kcal</text:p>
      <text:p text:style-name="P2">(dato derivato dalle singole kcal degli ingredienti) e dal prezzo, suddivisi principalmente in cibi e bevande.</text:p>
      <text:p text:style-name="P2"><text:span text:style-name="T15">I</text:span> <text:span text:style-name="T10">cibi </text:span>sono composti da una serie di ingredienti, delle <text:span text:style-name="T10">bevande</text:span> si specifica se sono alla </text:p>
      <text:p text:style-name="P2">spina(piccola, media, grande) o in bottiglia e possono essere calde o fredde.</text:p>
      <text:p text:style-name="P2"><text:span text:style-name="T19">G</text:span>li <text:span text:style-name="T10">ingredienti</text:span> hanno un nome univoco, kcal, una descrizione sul tempo e la modalità di cottura, e un metodo di conservazione(data di scadenza da aggiungere alle forniture).</text:p>
      <text:p text:style-name="P2"/>
      <text:p text:style-name="P1"><text:span text:style-name="T11">F</text:span>ornitura:</text:p>
      <text:p text:style-name="P2"><text:span text:style-name="T16">I</text:span>l <text:span text:style-name="T10">fornitore</text:span><text:span text:style-name="T13"> </text:span>fornisce a uno stabilimento in una certa data determinati ingredienti.</text:p>
      <text:p text:style-name="P2"><text:span text:style-name="T11">N</text:span>ella fornitura vengono specificati la data di scadenza dell'ingrediente, la quantità e il prezzo.</text:p>
      <text:p text:style-name="P2"><text:span text:style-name="T11">D</text:span>el fornitore interessa la partita iva e la lista di alimenti che possiede.</text:p>
      <text:p text:style-name="P2"/>
      <text:p text:style-name="P1"><text:span text:style-name="T12">C</text:span>lienti:</text:p>
      <text:p text:style-name="P2"><text:span text:style-name="T17">I </text:span>clienti si suddividono in clienti occasionali e clienti fedeli, ai clienti fedeli viene associata una carta fedeltà il cui numero è univoco <text:span text:style-name="T46">e sono caratterizzati da normali dati anagrafici</text:span>.</text:p>
      <text:p text:style-name="P2"><text:span text:style-name="T12">I </text:span>clienti effettuano ordini sui vari alimenti che sono presenti nel menu <text:span text:style-name="T47">del rispettivo stabilimento. O</text:span>gni ordine <text:span text:style-name="T47">è </text:span>identificato da un codice incrementale giornaliero <text:span text:style-name="T46">per cui</text:span> viene memorizzata la data.</text:p>
      <text:p text:style-name="P3">In un ordine può essere presente piu volte lo stesso alimento.</text:p>
      <text:p text:style-name="P11"/>
      <text:p text:style-name="P6"><text:soft-page-break/></text:p>
      <text:p text:style-name="P96">Glossario dei termini</text:p>
      <table:table table:name="Table1" table:style-name="Table1">
        <table:table-column table:style-name="Table1.A" table:number-columns-repeated="3"/>
        <table:table-column table:style-name="Table1.D"/>
        <table:table-row>
          <table:table-cell table:style-name="Table1.A1" office:value-type="string">
            <text:p text:style-name="P98">Termine</text:p>
          </table:table-cell>
          <table:table-cell table:style-name="Table1.A1" office:value-type="string">
            <text:p text:style-name="P98">Descrizione</text:p>
          </table:table-cell>
          <table:table-cell table:style-name="Table1.A1" office:value-type="string">
            <text:p text:style-name="P99">Sinonimi</text:p>
          </table:table-cell>
          <table:table-cell table:style-name="Table1.D1" office:value-type="string">
            <text:p text:style-name="P98">Legame</text:p>
          </table:table-cell>
        </table:table-row>
        <table:table-row>
          <table:table-cell table:style-name="Table1.A2" office:value-type="string">
            <text:p text:style-name="P100">Stabiliment<text:span text:style-name="T7">o</text:span></text:p>
          </table:table-cell>
          <table:table-cell table:style-name="Table1.A2" office:value-type="string">
            <text:p text:style-name="P100"><text:span text:style-name="T1">Nome stabilimento</text:span>, città, indirizzo, <text:span text:style-name="T7">n° civico</text:span>, n° di piastre, n° forni, n° casse, n° bagni</text:p>
          </table:table-cell>
          <table:table-cell table:style-name="Table1.A2" office:value-type="string">
            <text:p text:style-name="P100">Filiale</text:p>
          </table:table-cell>
          <table:table-cell table:style-name="Table1.D2" office:value-type="string">
            <text:p text:style-name="P100">Dipendent<text:span text:style-name="T7">e</text:span>, Fornitor<text:span text:style-name="T7">e, Alimenti</text:span></text:p>
          </table:table-cell>
        </table:table-row>
        <table:table-row>
          <table:table-cell table:style-name="Table1.A2" office:value-type="string">
            <text:p text:style-name="P100">Dipendent<text:span text:style-name="T7">e</text:span></text:p>
          </table:table-cell>
          <table:table-cell table:style-name="Table1.A2" office:value-type="string">
            <text:p text:style-name="P100">C.F., nome, cognome, indirizzo residenza, data di nascita, matricola, ruolo</text:p>
          </table:table-cell>
          <table:table-cell table:style-name="Table1.A2" office:value-type="string">
            <text:p text:style-name="P100">Personale</text:p>
          </table:table-cell>
          <table:table-cell table:style-name="Table1.D2" office:value-type="string">
            <text:p text:style-name="P101">Stabilimento</text:p>
          </table:table-cell>
        </table:table-row>
        <table:table-row>
          <table:table-cell table:style-name="Table1.A2" office:value-type="string">
            <text:p text:style-name="P102">Aliment<text:span text:style-name="T9">i</text:span></text:p>
          </table:table-cell>
          <table:table-cell table:style-name="Table1.A2" office:value-type="string">
            <text:p text:style-name="P103">Nome, kcal, prezzo</text:p>
          </table:table-cell>
          <table:table-cell table:style-name="Table1.A2" office:value-type="string">
            <text:p text:style-name="P103">Cibi, bevande, <text:span text:style-name="T43">prodotti</text:span></text:p>
          </table:table-cell>
          <table:table-cell table:style-name="Table1.D2" office:value-type="string">
            <text:p text:style-name="P103">Ingrediente, <text:span text:style-name="T52">Cliente, Stabilimento</text:span></text:p>
          </table:table-cell>
        </table:table-row>
        <table:table-row>
          <table:table-cell table:style-name="Table1.A2" office:value-type="string">
            <text:p text:style-name="P103">Ingrediente</text:p>
          </table:table-cell>
          <table:table-cell table:style-name="Table1.A2" office:value-type="string">
            <text:p text:style-name="P103">Nome, kcal, tempo cottura, modalità cottura, metodo conservazione</text:p>
          </table:table-cell>
          <table:table-cell table:style-name="Table1.A2" office:value-type="string">
            <text:p text:style-name="P104">Prodott<text:span text:style-name="T44">i</text:span></text:p>
          </table:table-cell>
          <table:table-cell table:style-name="Table1.D2" office:value-type="string">
            <text:p text:style-name="P103"><text:span text:style-name="T9">Alimenti</text:span>, Fornitore</text:p>
          </table:table-cell>
        </table:table-row>
        <table:table-row>
          <table:table-cell table:style-name="Table1.A2" office:value-type="string">
            <text:p text:style-name="P103">Fornitore</text:p>
          </table:table-cell>
          <table:table-cell table:style-name="Table1.A2" office:value-type="string">
            <text:p text:style-name="P103">P.IVA, nome ditta, <text:s/>indirizzo, n° civico</text:p>
          </table:table-cell>
          <table:table-cell table:style-name="Table1.A2" office:value-type="string">
            <text:p text:style-name="P97"/>
          </table:table-cell>
          <table:table-cell table:style-name="Table1.D2" office:value-type="string">
            <text:p text:style-name="P103">Stabilimento, Ingrediente, <text:span text:style-name="T52">Bevanda</text:span></text:p>
          </table:table-cell>
        </table:table-row>
        <table:table-row>
          <table:table-cell table:style-name="Table1.A2" office:value-type="string">
            <text:p text:style-name="P105">Cliente</text:p>
          </table:table-cell>
          <table:table-cell table:style-name="Table1.A2" office:value-type="string">
            <text:p text:style-name="P105">C.F., nome, cognome, indirizzo residenza, data di nascita, <text:span text:style-name="T8">carta fedeltà</text:span></text:p>
          </table:table-cell>
          <table:table-cell table:style-name="Table1.A2" office:value-type="string">
            <text:p text:style-name="P105">Socio, acquirente</text:p>
          </table:table-cell>
          <table:table-cell table:style-name="Table1.D2" office:value-type="string">
            <text:p text:style-name="P106">Alimenti</text:p>
          </table:table-cell>
        </table:table-row>
      </table:table>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1">Progetto Concettuale</text:p>
      <text:p text:style-name="P66"/>
      <text:p text:style-name="P82"><text:soft-page-break/>Persona, cliente, dipendente:</text:p>
      <text:p text:style-name="P67">Dato che si pressuppone che sia <text:span text:style-name="T45">i</text:span> dipendenti che <text:span text:style-name="T45">i</text:span> clienti siano caratterizzati dai principali dati anagrafici abbiamo pensato la soluzione migliore era creare una gerarchia tra le due entità <text:span text:style-name="T48">per fare in modo che ereditassero da una generica persona.</text:span></text:p>
      <text:p text:style-name="P68"/>
      <text:p text:style-name="P67"/>
      <text:p text:style-name="P66"/>
      <text:p text:style-name="P66"/>
      <text:p text:style-name="P66"/>
      <text:p text:style-name="P66"/>
      <text:p text:style-name="P66"/>
      <text:p text:style-name="P66"/>
      <text:p text:style-name="P66"/>
      <text:p text:style-name="P66"/>
      <text:p text:style-name="P66"/>
      <text:p text:style-name="P66"/>
      <text:p text:style-name="P66"/>
      <text:p text:style-name="P69">Per quanto riguarda i clienti dato che possono essere presenti dei clienti fedeli al fast food e sono in possesso di una carta fedeltà abbiamo pensato di creare una gerarchia singola per clienti che erano anche fedeli.</text:p>
      <text:p text:style-name="P66"/>
      <text:p text:style-name="P66"/>
      <text:p text:style-name="P66"/>
      <text:p text:style-name="P66"/>
      <text:p text:style-name="P66"/>
      <text:p text:style-name="P66"/>
      <text:p text:style-name="P66"/>
      <text:p text:style-name="P66"/>
      <text:p text:style-name="P66"/>
      <text:p text:style-name="P74">Parlando invece dei dipendenti per definire chi sia il capo/responsabile di ogni dipendente abbiamo inserito un’auto-associazione.</text:p>
      <text:p text:style-name="P70"/>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5"/>
      <text:p text:style-name="P85"/>
      <text:p text:style-name="P85"/>
      <text:p text:style-name="P85"/>
      <text:p text:style-name="P85"/>
      <text:p text:style-name="P85">Turno e stabilimento:</text:p>
      <text:p text:style-name="P31"><text:soft-page-break/>La gestione dei turni all’interno di ogni stabilimento inizialmente fa pensare ad una semplice associazione molti a molti a molti <text:span text:style-name="T51">in cui il dipendente puo lavorare al massimo 6 giorni la settimana</text:span>:</text:p>
      <text:p text:style-name="P66"/>
      <text:p text:style-name="P66"/>
      <text:p text:style-name="P66"/>
      <text:p text:style-name="P66"/>
      <text:p text:style-name="P66"/>
      <text:p text:style-name="P66"/>
      <text:p text:style-name="P71">A questo punto pero ci si accorge che un dipendente potrebbe lavorare in piu stabilimenti nello stesso momento per cui abbiamo deciso di reificare l’associazione lavora e di trasformarla nell’entità turno mettendo come chiave dell’entita turno la data del turno e il nome del dipendente.</text:p>
      <text:p text:style-name="P71">Il turno sara poi associato ad un solo stabilimento per turno :</text:p>
      <text:p text:style-name="P71"/>
      <text:p text:style-name="P71"/>
      <text:p text:style-name="P71"/>
      <text:p text:style-name="P83">Alimento e prodotto:</text:p>
      <text:p text:style-name="P47">Un’<text:span text:style-name="T56">altra doppia gerarchia viene fuori per differenziare un alimento servito in fast food che puo essere suddiviso in bevanda e cibo che a sua volta è composto da ingredienti.<text:line-break/>Successivamente poi abbiamo pensato che un fornitore non fornisce i cibi gia completi ma fornisce i singoli ingredienti, ecco perchè abbiamo creato la seconda gerarchia di prodotti da cui ereditano ingredienti e bevande.</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4">Ordine:</text:p>
      <text:p text:style-name="P72"><text:span text:style-name="T54">Un primo sguardo alla traccia fa pensare ad una semplice associazione molti a molti ma cosi facendo </text:span><text:span text:style-name="T55">non si possono ordinare più di due volte lo stesso menù.</text:span></text:p>
      <text:p text:style-name="P73"><text:span text:style-name="T55">I</text:span><text:span text:style-name="T53">noltre Data e Codice possono ripertersi.</text:span></text:p>
      <text:p text:style-name="P66"/>
      <text:p text:style-name="P66"/>
      <text:p text:style-name="P66"/>
      <text:p text:style-name="P66"/>
      <text:p text:style-name="P66"/>
      <text:p text:style-name="P66"/>
      <text:p text:style-name="P66"/>
      <text:p text:style-name="P66"/>
      <text:p text:style-name="P73">La soluzione che abbiamo perciò trovato è stata quella di creare una nuova entità <text:span text:style-name="T57">Ordine, identitificata dalla chiave composta da Codice e Data e legata da una associazione molti a molti con gli alimenti. Troveremo una associazione ogni qualvolta un alimento sarà presente in un dato scontrino. Inoltre abbiamo deciso di impostare l’associazione tra ordine e cliente con cardinalità 0,1 in quanto cosi facendo non è necessario che un cliente debba dare tutti i dati anagrafici nel caso in cui sia un cliente occasionale <text:s/>che non voglia lasciare i propi dati.</text:span></text:p>
      <text:p text:style-name="P66"><text:soft-page-break/></text:p>
      <text:p text:style-name="P66"/>
      <text:p text:style-name="P66"/>
      <text:p text:style-name="P66"/>
      <text:p text:style-name="P66"/>
      <text:p text:style-name="P66"/>
      <text:p text:style-name="P66"/>
      <text:p text:style-name="P66"/>
      <text:p text:style-name="P75">Dopodichè abbiamo ragionato e capito che dato un alimento o il cliente non era possibile risalire allo stabilimento in cui era stato battuto lo scontrino per cui abbiamo aggiunto una associazione tra stabilimento e ordine aggiungendo un’identificatore esterno dello stabilimento e mettendolo in chiave con data e codice dell’ordin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8"/>
      <text:p text:style-name="P86"/>
      <text:p text:style-name="P86">Fornit<text:span text:style-name="T58">o</text:span>re e Fornitur<text:span text:style-name="T58">e</text:span>:</text:p>
      <text:p text:style-name="P63">Come primo pensiero per gestire le forniture di prodotti verso degli stabilimenti avevamo pensato ad una semplice associazione ternaria <text:span text:style-name="T59">molti a molti</text:span>:</text:p>
      <text:p text:style-name="P78"/>
      <text:p text:style-name="P78"/>
      <text:p text:style-name="P78"/>
      <text:p text:style-name="P78"/>
      <text:p text:style-name="P78"/>
      <text:p text:style-name="P78"/>
      <text:p text:style-name="P78"/>
      <text:p text:style-name="P78"/>
      <text:p text:style-name="P78"/>
      <text:p text:style-name="P78"/>
      <text:p text:style-name="P48"/>
      <text:p text:style-name="P49">Con questo schema pero un fornitore non potrebbe rifornire lo stesso stabilimento con lo stesso alimento piu di una volta.</text:p>
      <text:p text:style-name="P49"><text:soft-page-break/>Per questo motivo abbiamo deciso di reificare creando una nuova entità fornitura scegliendo come chiave il nome dello stabilimento e la partita iva del fornitore assieme alla data della fornitura; in questo modo abbiamo imposto come vincolo che un fornitore può fornire qualsisi stabilimento a patto che cambi la data.</text:p>
      <text:p text:style-name="P49">Inoltre per poter capire quali alimenti sono presenti nella fornitura è stata messa una associazione molti a molti tra fornitura e prodott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2"/>
      <text:p text:style-name="P32"/>
      <text:p text:style-name="P32">Altre associazioni:</text:p>
      <text:p text:style-name="P32">Ci siamo accorti infine che mancavano due associazioni importanti per poter definire come prima cosa quale fosse il listino degli alimenti di ogni stabilimento, per cui abbiamo creato una associazione molti a molti tra lo stabilimento e gli alimenti <text:span text:style-name="T64">in cui inseriamo come attributo dell’associazione il prezzo dell’alimento</text:span>:</text:p>
      <text:p text:style-name="P32"/>
      <text:p text:style-name="P32"/>
      <text:p text:style-name="P36">Come altra associazione abbiamo aggiunto quella che lega i fornitori con i diversi prodotti in modo tale che sia possibile sapere tutti i prodotti che un determinato fornitore riesce a procurar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78"><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9">SCHEMA ER <text:span text:style-name="T71">COMPLETO</text:span></text:p>
      <text:p text:style-name="P66"/>
      <text:p text:style-name="P66"/>
      <text:p text:style-name="P66"/>
      <text:p text:style-name="P6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7"/>
      <text:p text:style-name="P77"/>
      <text:p text:style-name="P77"/>
      <text:p text:style-name="P77"/>
      <text:p text:style-name="P66"/>
      <text:p text:style-name="P80">Progetto logico</text:p>
      <text:p text:style-name="P37">Per prima cosa abbiamo cercato il metodo mi<text:span text:style-name="T72">g</text:span>liore <text:span text:style-name="T67">composto </text:span>per trasformare le gerarchie <text:span text:style-name="T66">scegliendo tra i </text:span>tre metodi <text:span text:style-name="T66">di mantenimento di tutte le entità collasso verso l’alto o verso il basso.</text:span></text:p>
      <text:p text:style-name="P38"/>
      <text:p text:style-name="P38">Per quanto riguarda la gerarchia che comprende persona cliente e dipendente abbiamo scelto il mantenimento di tutte e tre le entità in quanto una persona, pur essendo dipendente, potrebbe effetuare degli ordini quando non lavora e se avessimo effettuato un collasso verso il basso avremmo avuto ridondanza di dati anagrafici nel caso di persone sia dipendenti che clienti.</text:p>
      <text:p text:style-name="P38">Se avessimo scelto invece di effettuare un collasso verso l’alto, allora avremmo avuto vari campi null, di conseguenza ci sarebbe stato uno spreco di memoria.</text:p>
      <text:p text:style-name="P39">Inoltre la per la gerarchia singola dei clienti in possesso di carta fedeltà abbiamo optato per un collasso verso l’alto aggiungendo l’attributo CartaFedelta al generico cliente a costo di qualche valore null nel caso dei clienti non fedeli.</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Di conseguenza le tre tabelle verrebbero nel seguente modo:</text:p>
      <text:p text:style-name="P13"/>
      <text:p text:style-name="P14"><text:span text:style-name="T10">Persona</text:span> ( <text:span text:style-name="T21">CF</text:span><text:span text:style-name="T1">, Nome, Cognome, IndirizzoResisdenza, CittaResidenza </text:span>)</text:p>
      <text:p text:style-name="P14"/>
      <text:p text:style-name="P14"><text:span text:style-name="T10">Cliente</text:span> ( <text:span text:style-name="T21">CF,</text:span> Email, NumeroCarta )</text:p>
      <text:p text:style-name="P14"><text:tab/>FK: CF references Persona</text:p>
      <text:p text:style-name="P14"/>
      <text:p text:style-name="P14"><text:soft-page-break/><text:span text:style-name="T10">Dipendente</text:span> ( <text:span text:style-name="T21">Matricola</text:span>, CF, Ruolo, MatricolaCapo )</text:p>
      <text:p text:style-name="P15"><text:tab/><text:span text:style-name="T28">AK: CF</text:span><text:tab/></text:p>
      <text:p text:style-name="P16"><text:tab/>FK: CF references Persona</text:p>
      <text:p text:style-name="P15"><text:tab/><text:span text:style-name="T28">FK: MatricolaCapo references Dipendente</text:span></text:p>
      <text:p text:style-name="P15"/>
      <text:p text:style-name="P41">Per quanto riguarda l’attributo Telefono associato alla Persona che può essere più di uno, abbiamo crea<text:span text:style-name="T69">to</text:span> una nuova entità telefono <text:span text:style-name="T68">in associazione con persona:</text:span></text:p>
      <text:p text:style-name="P15"/>
      <text:p text:style-name="P15"/>
      <text:p text:style-name="P15"/>
      <text:p text:style-name="P15"/>
      <text:p text:style-name="P15"/>
      <text:p text:style-name="P15"/>
      <text:p text:style-name="P16"><text:span text:style-name="T10">Telefono</text:span> ( <text:span text:style-name="T21">Telefono</text:span><text:span text:style-name="T1">, </text:span><text:span text:style-name="T6">CF</text:span>)</text:p>
      <text:p text:style-name="P16"><text:tab/>FK: CF references Persona</text:p>
      <text:p text:style-name="P16"><text:span text:style-name="T10">Turno</text:span> ( <text:span text:style-name="T21">Matricola</text:span>, <text:span text:style-name="T21">Data</text:span>, Ore, NomeStabilimento )</text:p>
      <text:p text:style-name="P16"><text:tab/>FK: Matricola references Dipendente</text:p>
      <text:p text:style-name="P16"><text:tab/>FK: NomeStabilimento references Stabilimento</text:p>
      <text:p text:style-name="P17"/>
      <text:p text:style-name="P43">Per quanto riguarda la gerarchia dell’alimento abbiamo optato per un collasso verso il basso a costo di raddoppiare le essociazioni ma di renderle piu chiare e specifiche ovvero in questo modo ci sarà una inclusione nell’ordine di cibi e bevande ma soprattutto un listino per le bevande e uno per i cibi a sé stanti.</text:p>
      <text:p text:style-name="P17"/>
      <text:p text:style-name="P17"/>
      <text:p text:style-name="P52">Cibo<text:span text:style-name="T29"> ( </text:span><text:span text:style-name="T22">Nome</text:span><text:span text:style-name="T29"> )</text:span></text:p>
      <text:p text:style-name="P22"/>
      <text:p text:style-name="P52">Bevanda<text:span text:style-name="T29"> ( </text:span><text:span text:style-name="T22">Nome</text:span><text:span text:style-name="T29"> )</text:span></text:p>
      <text:p text:style-name="P22"><text:tab/>FK: Nome references Prodotto</text:p>
      <text:p text:style-name="P22"/>
      <text:p text:style-name="P52">CiboOrdine<text:span text:style-name="T29"> ( </text:span><text:span text:style-name="T22">Codice</text:span><text:span text:style-name="T29">, </text:span><text:span text:style-name="T22">Data</text:span><text:span text:style-name="T2">, </text:span><text:span text:style-name="T27">NomeStabilimento</text:span><text:span text:style-name="T29">, </text:span><text:span text:style-name="T22">NomeCibo</text:span><text:span text:style-name="T2">, </text:span><text:span text:style-name="T3">Quantita</text:span><text:span text:style-name="T29"> )</text:span></text:p>
      <text:p text:style-name="P52"><text:span text:style-name="T29"><text:tab/></text:span><text:span text:style-name="T31">FK: Codice, Data, </text:span><text:span text:style-name="T40">NomeStabilimento</text:span><text:span text:style-name="T31"> references Ordine</text:span></text:p>
      <text:p text:style-name="P19"><text:tab/>FK: NomeCibo references Cibo</text:p>
      <text:p text:style-name="P19"/>
      <text:p text:style-name="P50">BevandaOrdine<text:span text:style-name="T29"> ( </text:span><text:span text:style-name="T23">Codice</text:span><text:span text:style-name="T32">, </text:span><text:span text:style-name="T23">Data</text:span><text:span text:style-name="T32">,</text:span><text:span text:style-name="T4"> </text:span><text:span text:style-name="T27">NomeStabilimento</text:span><text:span text:style-name="T32"> </text:span><text:span text:style-name="T23">Nome</text:span><text:span text:style-name="T22">Bevanda</text:span><text:span text:style-name="T4">, </text:span><text:span text:style-name="T2">Quantita</text:span><text:span text:style-name="T32"> )</text:span></text:p>
      <text:p text:style-name="P20"><text:tab/>FK: Codice, Data, <text:span text:style-name="T61">NomeStabilimento</text:span> references Ordine</text:p>
      <text:p text:style-name="P53"><text:span text:style-name="T31"><text:tab/>FK: Nome</text:span><text:span text:style-name="T33">Bevanda</text:span><text:span text:style-name="T31"> references Cibo</text:span></text:p>
      <text:p text:style-name="P20"/>
      <text:p text:style-name="P61">Stabilimento<text:span text:style-name="T29"> ( </text:span><text:span text:style-name="T22">Nome</text:span><text:span text:style-name="T2">, Citta, Indirizzo, NForni, NCasse, NBagni </text:span><text:span text:style-name="T29">)<text:tab/></text:span></text:p>
      <text:p text:style-name="P61"><text:span text:style-name="T29"><text:tab/>AK: Citta, </text:span><text:span text:style-name="T30">Indirizzo</text:span></text:p>
      <text:p text:style-name="P18"/>
      <text:p text:style-name="P51">Ordine<text:span text:style-name="T29"> ( </text:span><text:span text:style-name="T22">Codice</text:span><text:span text:style-name="T29">, </text:span><text:span text:style-name="T22">Data</text:span><text:span text:style-name="T29">, </text:span><text:span text:style-name="T26">NomeStabilimento</text:span><text:span text:style-name="T39">,</text:span><text:span text:style-name="T29"> CF )</text:span></text:p>
      <text:p text:style-name="P21"><text:tab/><text:span text:style-name="T58">FK: NomeStabilimento references Stabilimento</text:span></text:p>
      <text:p text:style-name="P21"><text:tab/>FK: CF references Cliente</text:p>
      <text:p text:style-name="P18"/>
      <text:p text:style-name="P44">L’ultima gerarchia che invece fa la distinzione dei vari prodotti tra bevande e ingrdienti abbiamo deciso di manteretutte le intita sia prodotto che cibo che bevanda in modo dale da ridurre le associazione poiché se avessimo svolto un collasso verso il basso sarebbero raddoppiate verso la fornitura e l’associazione che lega i prodotti ai vari fornitori .</text:p>
      <text:p text:style-name="P44">Cosi facendo inoltre riusciamo a collegarci bene alla gerarchia degli alimenti che avevamo deciso di collassare verso il basso e che quindi ci faceva creare una entita a se bevanda che entrera in asoociazione anche con il prodotto. </text:p>
      <text:p text:style-name="P44"><text:soft-page-break/>Inoltre mantenendo sia il cibo che gli ingredienti come due entità a sé stanti è semplice creare l’associazione tra i due che ci indica di quali ingredienti è composto un cib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4">Ingrediente <text:span text:style-name="T29">( </text:span><text:span text:style-name="T22">Nome</text:span><text:span text:style-name="T29"> )</text:span></text:p>
      <text:p text:style-name="P12"><text:tab/>FK: Nome references Prodotto</text:p>
      <text:p text:style-name="P12"/>
      <text:p text:style-name="P54">ComposizioneCibo<text:span text:style-name="T42"> </text:span><text:span text:style-name="T29">( </text:span><text:span text:style-name="T24">NomeCibo</text:span><text:span text:style-name="T34">, </text:span><text:span text:style-name="T24">NomeIngrediente</text:span><text:span text:style-name="T29"> )</text:span></text:p>
      <text:p text:style-name="P54"><text:span text:style-name="T29"><text:tab/></text:span><text:span text:style-name="T34">FK: NomeCibo references Cibo</text:span></text:p>
      <text:p text:style-name="P23"><text:tab/>FK: NomeIngrediente references Ingrediente</text:p>
      <text:p text:style-name="P23"/>
      <text:p text:style-name="P55">Prodotto<text:span text:style-name="T29"> ( </text:span><text:span text:style-name="T22">Nome</text:span><text:span text:style-name="T29">, Kcal )</text:span></text:p>
      <text:p text:style-name="P24"/>
      <text:p text:style-name="P45">Le restanti entità possone essere così tradotte dallo schema ER con i normali metodi di aggiunta di attributi per creare le essociazioni in caso di associazioni uno a molti opure una a una.</text:p>
      <text:p text:style-name="P45">Per le associazioni molti a molti è stata creata una semplice nuova entità avente come chiave le chiavi delle entità che creavano l’associazione.</text:p>
      <text:p text:style-name="P24"/>
      <text:p text:style-name="P56">Fornitura<text:span text:style-name="T29"> ( </text:span><text:span text:style-name="T22">Data</text:span><text:span text:style-name="T29">, </text:span><text:span text:style-name="T22">NomeStabilimento</text:span><text:span text:style-name="T29">, </text:span><text:span text:style-name="T22">PIVA</text:span><text:span text:style-name="T29"> )</text:span></text:p>
      <text:p text:style-name="P25"><text:tab/>FK: NomeStabilimento references Stabilimento</text:p>
      <text:p text:style-name="P25"><text:tab/>FK: PIVA references Fornitore</text:p>
      <text:p text:style-name="P25"/>
      <text:p text:style-name="P56">Fornitore <text:span text:style-name="T29">( </text:span><text:span text:style-name="T22">PIVA</text:span><text:span text:style-name="T2">, </text:span><text:span text:style-name="T5">NomeDitta, </text:span><text:span text:style-name="T2">Citta, Indirizzo</text:span><text:span text:style-name="T29"> )</text:span></text:p>
      <text:p text:style-name="P56"><text:span text:style-name="T29"><text:tab/></text:span><text:span text:style-name="T38">AK: NomeDitta </text:span></text:p>
      <text:p text:style-name="P56"><text:span text:style-name="T38"><text:tab/></text:span><text:span text:style-name="T41">AK: Città, Indirizzo</text:span></text:p>
      <text:p text:style-name="P25"/>
      <text:p text:style-name="P56">Rifornimento<text:span text:style-name="T29"> ( </text:span><text:span text:style-name="T22">Data</text:span><text:span text:style-name="T2">, </text:span><text:span text:style-name="T22">NomeStabilimento</text:span><text:span text:style-name="T2">, </text:span><text:span text:style-name="T22">PIVA</text:span><text:span text:style-name="T2">, </text:span><text:span text:style-name="T22">NomeProdotto</text:span><text:span text:style-name="T2">, Quantita, Spesa, DataScadenza</text:span><text:span text:style-name="T29"> )</text:span></text:p>
      <text:p text:style-name="P25"><text:tab/>FK: Data, NomeStabilimento, PIVA references Fornitura</text:p>
      <text:p text:style-name="P56"><text:span text:style-name="T29"><text:tab/>FK: </text:span><text:span text:style-name="T35">NomeProdotto references Prodotto</text:span></text:p>
      <text:p text:style-name="P26"/>
      <text:p text:style-name="P58">InventarioFornitore<text:span text:style-name="T29"> ( </text:span><text:span text:style-name="T22">PIVA</text:span><text:span text:style-name="T29">, </text:span><text:span text:style-name="T22">NomeProdotto</text:span><text:span text:style-name="T29"> )</text:span></text:p>
      <text:p text:style-name="P57"><text:soft-page-break/><text:span text:style-name="T29"><text:tab/></text:span><text:span text:style-name="T36">FK: PIVA references Fornitore</text:span></text:p>
      <text:p text:style-name="P27"><text:tab/>FK: NomeProdotto references Prodotto</text:p>
      <text:p text:style-name="P27"/>
      <text:p text:style-name="P59">ListinoCibo<text:span text:style-name="T29"> ( </text:span><text:span text:style-name="T22">NomeCibo</text:span><text:span text:style-name="T29">, </text:span><text:span text:style-name="T22">NomeStabilimento</text:span><text:span text:style-name="T29">, Prezzo )</text:span></text:p>
      <text:p text:style-name="P59"><text:span text:style-name="T29"><text:tab/>FK: NomeCibo references </text:span><text:span text:style-name="T37">Cibo</text:span></text:p>
      <text:p text:style-name="P29"><text:tab/>FK: NomeStabilimento references Stabilimento</text:p>
      <text:p text:style-name="P28"/>
      <text:p text:style-name="P59">ListinoBevande<text:span text:style-name="T29"> ( </text:span><text:span text:style-name="T25">NomeBevanda</text:span><text:span text:style-name="T37">, </text:span><text:span text:style-name="T25">NomeStabilimento</text:span><text:span text:style-name="T37">, Prezzo</text:span><text:span text:style-name="T29"> )</text:span></text:p>
      <text:p text:style-name="P60"><text:span text:style-name="T29"><text:tab/>FK: Nome</text:span><text:span text:style-name="T37">Bevanda</text:span><text:span text:style-name="T29"> references </text:span><text:span text:style-name="T37">Bevanda</text:span></text:p>
      <text:p text:style-name="P30"><text:tab/>FK: NomeStabilimento references Stabilimento</text:p>
      <text:p text:style-name="P30"/>
      <text:p text:style-name="P30"/>
      <text:p text:style-name="P30"/>
      <text:p text:style-name="P30"/>
      <text:p text:style-name="P33">TRIGGER:</text:p>
      <text:p text:style-name="P33">turni ok</text:p>
      <text:p text:style-name="P34">codice fiscale persona</text:p>
      <text:p text:style-name="P35">ordini</text:p>
      <text:p text:style-name="P35"><text:tab/><text:span text:style-name="T65">controllo che quando aggiungo un ordine devo anche aggiungere l’associazione tra alimento e ordine</text:span></text:p>
      <text:p text:style-name="P35"/>
      <text:p text:style-name="P35">procedure per numeri incrementali</text:p>
      <text:p text:style-name="P35">ordini</text:p>
      <text:p text:style-name="P35">matricola dipendente</text:p>
      <text:p text:style-name="P35"/>
      <text:p text:style-name="P35"/>
      <text:p text:style-name="P42">check data di scadenza alimento &gt;data fornitur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46">TRIGGER e PROCEDURE</text:p>
      <text:p text:style-name="P46">Per soddisfare il vincolo: </text:p>
      <text:p text:style-name="P65"><text:tab/>“I turni sono settimanali e devono gestire il numero di dipendenti in modo che il numero del <text:tab/>personale di uno specifico ruolo non ecceda il numero di postazioni presenti nella filiale di <text:tab/>tale ruolo”</text:p>
      <text:p text:style-name="P64">abbiamo utilizzato il seguente trigger:</text:p>
      <text:p text:style-name="P64"/>
      <text:p text:style-name="P87">CREATE OR REPLACE FUNCTION controllo_disponibilita_stabilimento() RETURNS trigger as $$</text:p>
      <text:p text:style-name="P87">DECLARE</text:p>
      <text:p text:style-name="P87"><text:tab/>nuovoRuolo varchar(14);</text:p>
      <text:p text:style-name="P87"><text:tab/>postiDisponibili numeric(2,0);</text:p>
      <text:p text:style-name="P87"><text:tab/>postiOccupati numeric(2,0);</text:p>
      <text:p text:style-name="P87"><text:tab/>posto char(12);</text:p>
      <text:p text:style-name="P87">BEGIN</text:p>
      <text:p text:style-name="P87"><text:tab/></text:p>
      <text:p text:style-name="P87"><text:tab/>SELECT INTO nuovoRuolo ruolo FROM dipendente WHERE matricola=NEW.matricola;</text:p>
      <text:p text:style-name="P87"><text:tab/><text:tab/></text:p>
      <text:p text:style-name="P87"><text:tab/>IF nuovoRuolo='cassiere' THEN</text:p>
      <text:p text:style-name="P87"><text:tab/><text:tab/>SELECT INTO postiDisponibili numero_casse FROM stabilimento WHERE nome=NEW.nome_stabilimento; END IF;</text:p>
      <text:p text:style-name="P87"><text:tab/>IF nuovoRuolo='inserviente' THEN </text:p>
      <text:p text:style-name="P87"><text:tab/><text:tab/>SELECT INTO postiDisponibili numero_bagni FROM stabilimento WHERE nome=NEW.nome_stabilimento; END IF;</text:p>
      <text:p text:style-name="P87"><text:tab/>IF nuovoRuolo='cuoco' THEN </text:p>
      <text:p text:style-name="P87"><text:tab/><text:tab/>SELECT INTO postiDisponibili numero_forni FROM stabilimento WHERE nome=NEW.nome_stabilimento; END IF;</text:p>
      <text:p text:style-name="P87"><text:tab/>IF nuovoRuolo='responsabile' THEN</text:p>
      <text:p text:style-name="P87"><text:tab/><text:tab/>postiDisponibili=1; END IF;</text:p>
      <text:p text:style-name="P87"><text:tab/>SELECT INTO postiOccupati count(*) FROM turno AS T,dipendente AS D</text:p>
      <text:p text:style-name="P87"><text:tab/>WHERE T.data=NEW.data AND T.Matricola=D.Matricola AND ruolo=nuovoRuolo; </text:p>
      <text:p text:style-name="P87"><text:tab/></text:p>
      <text:p text:style-name="P87"><text:tab/>IF postiOccupati&gt;postiDisponibili THEN RAISE EXCEPTION </text:p>
      <text:p text:style-name="P87"><text:tab/>'Lo stabilimento % in data % ha i posti per il ruolo % al completo',</text:p>
      <text:p text:style-name="P87"><text:tab/>NEW.nome_stabilimento,NEW.data,nuovoRuolo; END IF;</text:p>
      <text:p text:style-name="P87">return NEW;</text:p>
      <text:p text:style-name="P87">END</text:p>
      <text:p text:style-name="P87">$$LANGUAGE plpgsql;</text:p>
      <text:p text:style-name="P87"/>
      <text:p text:style-name="P87">CREATE TRIGGER controllo_inserimento_turno</text:p>
      <text:p text:style-name="P87">AFTER INSERT OR UPDATE on turno </text:p>
      <text:p text:style-name="P87">FOR EACH ROW EXECUTE PROCEDURE controllo_disponibilita_stabilimento();</text:p>
      <text:p text:style-name="P88"/>
      <text:p text:style-name="P88"/>
      <text:p text:style-name="P91">Ad ogni inserimento o aggiornamento della relazione turno viene richiamata la procedura <text:span text:style-name="T73">controllo_disponibilita_stabilimento(), in cui per prima cosa viene memorizzato il ruolo del dipendente che partecipa all'inserimento, dopodiché controlla se sono presenti postazioni disponibili per tale ruolo nello stabilimento specificato, in caso di risposta affermativa, </text:span><text:span text:style-name="T74">la tupla</text:span><text:span text:style-name="T73"> viene inserit</text:span><text:span text:style-name="T74">a(o la modifica viene effettuata), altrimenti si alza una eccezione con un messaggio di errore e la tupla non viene inserita.</text:span></text:p>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2">Vista la presenza del codice fiscale e della partita iva abbiamo deciso di implementare due trigger per verificare la loro correttezza in fase di inserimento o di aggiornamento.</text:p>
      <text:p text:style-name="P92"/>
      <text:p text:style-name="P89">CREATE OR REPLACE FUNCTION controllo_codice_fiscale_partita_iva() RETURNS trigger as $$</text:p>
      <text:p text:style-name="P89">DECLARE</text:p>
      <text:p text:style-name="P89"><text:tab/>risultato text;</text:p>
      <text:p text:style-name="P89"><text:tab/>CF_PIVA_normalizzato text;</text:p>
      <text:p text:style-name="P89"><text:tab/>CF_PIVA varchar(16);</text:p>
      <text:p text:style-name="P89">BEGIN</text:p>
      <text:p text:style-name="P89"><text:tab/></text:p>
      <text:p text:style-name="P89"><text:tab/>IF pg_typeof(NEW)::text = 'persona' </text:p>
      <text:p text:style-name="P89"><text:tab/>THEN</text:p>
      <text:p text:style-name="P89"><text:tab/><text:tab/>CF_PIVA=NEW.cf;</text:p>
      <text:p text:style-name="P89"><text:tab/>ELSE</text:p>
      <text:p text:style-name="P89"><text:tab/><text:tab/>CF_PIVA=NEW.p_iva;</text:p>
      <text:p text:style-name="P89"><text:tab/>END IF; </text:p>
      <text:p text:style-name="P89"><text:tab/>select into CF_PIVA_normalizzato codice_fiscale_normalize(CF_PIVA::text);</text:p>
      <text:p text:style-name="P89"><text:tab/>select into risultato codice_fiscale_error(CF_PIVA_normalizzato);</text:p>
      <text:p text:style-name="P89"><text:tab/>IF risultato IS NOT NULL THEN RAISE EXCEPTION'codice fiscale o partita iva non valido/a: %',risultato; END IF;</text:p>
      <text:p text:style-name="P89"><text:tab/></text:p>
      <text:p text:style-name="P89"><text:tab/>IF pg_typeof(NEW)::text = 'persona'</text:p>
      <text:p text:style-name="P89"><text:s text:c="8"/>THEN</text:p>
      <text:p text:style-name="P89"><text:s text:c="16"/>NEW.cf:=CF_PIVA_normalizzato::char(16);</text:p>
      <text:p text:style-name="P89"><text:s text:c="8"/>ELSE</text:p>
      <text:p text:style-name="P89"><text:s text:c="16"/>NEW.p_iva=CF_PIVA_normalizzato::char(11);</text:p>
      <text:p text:style-name="P89"><text:s text:c="8"/>END IF;</text:p>
      <text:p text:style-name="P89"/>
      <text:p text:style-name="P89">RETURN NEW;</text:p>
      <text:p text:style-name="P89">END</text:p>
      <text:p text:style-name="P89">$$LANGUAGE plpgsql;</text:p>
      <text:p text:style-name="P89"/>
      <text:p text:style-name="P89"/>
      <text:p text:style-name="P89">CREATE TRIGGER trigger_controllo_codice_fiscale</text:p>
      <text:p text:style-name="P89">BEFORE INSERT OR UPDATE on persona</text:p>
      <text:p text:style-name="P89">FOR EACH ROW EXECUTE PROCEDURE controllo_codice_fiscale_partita_iva();</text:p>
      <text:p text:style-name="P89"/>
      <text:p text:style-name="P89">CREATE TRIGGER trigger_controllo_partita_iva</text:p>
      <text:p text:style-name="P89">BEFORE INSERT OR UPDATE on fornitore <text:s text:c="39"/></text:p>
      <text:p text:style-name="P89">FOR EACH ROW EXECUTE PROCEDURE controllo_codice_fiscale_partita_iva();</text:p>
      <text:p text:style-name="P89"/>
      <text:p text:style-name="P93">Nella procedura sono presenti due funzioni che controllano la correttezza dei dati inseriti.</text:p>
      <text:p text:style-name="P94"><text:span text:style-name="T75">c</text:span>odice_fiscale_normalize(text) <text:s/>prende come argomento una stringa e ritorna un testo formattato a dovere(cancella gli spazi, <text:span text:style-name="T75">imposta <text:s text:c="10"/>a maiuscolo eventuali lettere minuscole...</text:span>)</text:p>
      <text:p text:style-name="P93"/>
      <text:p text:style-name="P94">codice_fiscale_error(<text:span text:style-name="T75">text</text:span>) <text:span text:style-name="T75">prende come argomento una stringa e ritorna valore null se si tratta di un codice fiscale o partita iva corretti, oppure ritorna un testo nel caso in cui il codice non sia stato inserito correttamento; il messaggio di ritono specifica il tipo di errore.</text:span></text:p>
      <text:p text:style-name="P94"/>
      <text:p text:style-name="P94"/>
      <text:p text:style-name="P94"/>
      <text:p text:style-name="P94"/>
      <text:p text:style-name="P94"/>
      <text:p text:style-name="P94"/>
      <text:p text:style-name="P94"/>
      <text:p text:style-name="P94"/>
      <text:p text:style-name="P94"/>
      <text:p text:style-name="P94"/>
      <text:p text:style-name="P95"><text:soft-page-break/>Se consideriamo l'attributo Kcal della relazione CIBO come somma delle Kcal di tutti gli ingredienti che partecipano alla associazione COMPOSTO di una specifica tupla in CIBO,</text:p>
      <text:p text:style-name="P95">è necessario aggiornare tale elemento ogni qualvolta si effettui un aggiornamento o un nuovo inserimento</text:p>
      <text:p text:style-name="P95"/>
      <text:p text:style-name="P90">CREATE OR REPLACE FUNCTION aggiornamento_kcal() RETURNS trigger AS $$</text:p>
      <text:p text:style-name="P90">DECLARE</text:p>
      <text:p text:style-name="P90"><text:tab/>totale smallint;</text:p>
      <text:p text:style-name="P90">BEGIN</text:p>
      <text:p text:style-name="P90"><text:tab/>SELECT INTO totale SUM(P.kcal) FROM composizione_cibo AS C, prodotto AS P</text:p>
      <text:p text:style-name="P90"><text:tab/>WHERE C.nome_ingrediente=P.nome AND C.nome_cibo=NEW.nome_cibo;<text:tab/></text:p>
      <text:p text:style-name="P90"><text:tab/></text:p>
      <text:p text:style-name="P90"/>
      <text:p text:style-name="P90"><text:tab/>UPDATE cibo SET kcal=totale WHERE nome=NEW.nome_cibo;</text:p>
      <text:p text:style-name="P90">RETURN NEW;</text:p>
      <text:p text:style-name="P90">END</text:p>
      <text:p text:style-name="P90">$$ LANGUAGE plpgsql;</text:p>
      <text:p text:style-name="P90"/>
      <text:p text:style-name="P90"/>
      <text:p text:style-name="P90">CREATE TRIGGER trigger_aggiornamento_kcal</text:p>
      <text:p text:style-name="P90">AFTER INSERT OR UPDATE on composizione_cibo</text:p>
      <text:p text:style-name="P90">FOR EACH ROW EXECUTE PROCEDURE aggiornamento_kcal();</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10"><text:soft-page-break/>Nel momento in cui vengono effettuati degli ordini, per poter procedere con l'inserimento dei dati è necessario conoscere: il cliente che <text:span text:style-name="T76">richiede</text:span> l'ordine, il nome dello stabilimento, la lista dei cibi e la lista delle bevande.</text:p>
      <text:p text:style-name="P110">La presenza delle liste permette al cliente di effettuare un ordine specificando un numero arbitrario di alimenti nella stessa procedura di inserimento.</text:p>
      <text:p text:style-name="P110">La gestione delle liste è stata fatta tramite l'utilizzo di array la cui struttura è composta ciclicamente in [nome alimento,quantità,nome alimento,quantità...]</text:p>
      <text:p text:style-name="P108"/>
      <text:p text:style-name="P108">CREATE OR REPLACE FUNCTION ordine(CF char(16), nome_stab varchar(50), lista_cibo varchar(50)[],lista_bevande varchar(50)[]) RETURNS void as $$</text:p>
      <text:p text:style-name="P108">DECLARE</text:p>
      <text:p text:style-name="P108"><text:tab/>cod integer;</text:p>
      <text:p text:style-name="P108">BEGIN</text:p>
      <text:p text:style-name="P108"><text:tab/>select into cod creazione_ordine(CF, nome_stab);</text:p>
      <text:p text:style-name="P108"><text:tab/></text:p>
      <text:p text:style-name="P108"><text:tab/>FOR i IN 1..array_length(lista_cibo,1) BY 2 </text:p>
      <text:p text:style-name="P108"><text:tab/>LOOP</text:p>
      <text:p text:style-name="P108"><text:tab/><text:tab/>insert into cibo_ordine values(cod,now(),nome_stab,lista_cibo[i],lista_cibo[i+1]::INTEGER);</text:p>
      <text:p text:style-name="P108"><text:tab/>END LOOP;<text:tab/></text:p>
      <text:p text:style-name="P108"/>
      <text:p text:style-name="P108"><text:tab/>FOR i IN 1..array_length(lista_bevande,1) BY 2</text:p>
      <text:p text:style-name="P108"><text:s text:c="7"/></text:p>
      <text:p text:style-name="P108"><text:tab/>LOOP</text:p>
      <text:p text:style-name="P108"><text:s text:c="16"/>insert into bevanda_ordine values(cod,now(),nome_stab,lista_bevande[i],lista_bevande[i+1]::INTEGER);</text:p>
      <text:p text:style-name="P108"><text:s text:c="8"/>END LOOP;</text:p>
      <text:p text:style-name="P108"/>
      <text:p text:style-name="P108">END;</text:p>
      <text:p text:style-name="P108"><text:s/>$$ LANGUAGE plpgsql;</text:p>
      <text:p text:style-name="P108"/>
      <text:p text:style-name="P110">La prima operazione che la procedura ordine() esegue è la creazione dell'ordine, infatti la funzione creazione_ordine() inserisce una nuova istanza nella relazione ordine<text:span text:style-name="T76">(tabella che contiene solo informazioni relative all'ordine stesso, come ad esempio la data e il codice giornaliero, ma non contiene gli alimenti ordinati)</text:span> <text:span text:style-name="T76">e ritorna un codice necessario per rendere univoca la chiave delle relazioni cibo_ordine e bevanda_ordine.</text:span></text:p>
      <text:p text:style-name="P110"/>
      <text:p text:style-name="P111">Di seguito è riportata la funzione creazione_ordine()</text:p>
      <text:p text:style-name="P111"/>
      <text:p text:style-name="P109">CREATE OR REPLACE FUNCTION creazione_ordine(CF char(16), nome_stab varchar(50)) RETURNS Integer as $$</text:p>
      <text:p text:style-name="P109">DECLARE</text:p>
      <text:p text:style-name="P109"><text:tab/>cod Integer;</text:p>
      <text:p text:style-name="P109"><text:tab/>oggi date;</text:p>
      <text:p text:style-name="P109">BEGIN</text:p>
      <text:p text:style-name="P109"><text:tab/>oggi=now();</text:p>
      <text:p text:style-name="P109"/>
      <text:p text:style-name="P109"><text:tab/>SELECT INTO cod MAX(O.codice) FROM ordine as O</text:p>
      <text:p text:style-name="P109"><text:tab/>WHERE O.data=oggi AND O.nome_stabilimento=nome_stab;</text:p>
      <text:p text:style-name="P109"><text:tab/></text:p>
      <text:p text:style-name="P109"><text:tab/>IF cod IS NULL THEN cod=0; END IF;</text:p>
      <text:p text:style-name="P109"><text:tab/><text:tab/></text:p>
      <text:p text:style-name="P109"><text:tab/>INSERT INTO ordine VALUES(oggi,cod+1,nome_stab,CF);</text:p>
      <text:p text:style-name="P109"/>
      <text:p text:style-name="P109">RETURN cod+1;</text:p>
      <text:p text:style-name="P109">END;</text:p>
      <text:p text:style-name="P109"><text:s/>$$ LANGUAGE plpgsql;</text:p>
      <text:p text:style-name="P110"/>
      <text:p text:style-name="P110"/>
      <text:p text:style-name="P110"/>
      <text:p text:style-name="P110"/>
      <text:p text:style-name="P110"/>
      <text:p text:style-name="P110"/>
      <text:p text:style-name="P110"><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0:13:47.791228964</meta:creation-date>
    <dc:date>2017-06-16T12:47:23.257165478</dc:date>
    <meta:editing-duration>PT11H51M29S</meta:editing-duration>
    <meta:editing-cycles>85</meta:editing-cycles>
    <meta:generator>LibreOffice/4.3.3.2$Linux_X86_64 LibreOffice_project/430m0$Build-2</meta:generator>
    <dc:creator>Daniele Cristoni</dc:creator>
    <meta:document-statistic meta:table-count="1" meta:image-count="0" meta:object-count="0" meta:page-count="17" meta:paragraph-count="276" meta:word-count="2537" meta:character-count="18162" meta:non-whitespace-character-count="15629"/>
  </office:meta>
</office:document-meta>
</file>